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004in" svg:height="7.6339in" svg:x="18.3303in" svg:y="1.9453in">
            <draw:object draw:notify-on-update-of-ranges="Sheet1.B2:Sheet1.B32 Sheet1.B70:Sheet1.B100 Sheet1.D2:Sheet1.D32 Sheet1.D70:Sheet1.D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10.3087in" svg:y="1.5268in">
            <draw:object draw:notify-on-update-of-ranges="Sheet1.B70:Sheet1.B100 Sheet1.E2:Sheet1.E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10.3307in" svg:y="6.5154in">
            <draw:object draw:notify-on-update-of-ranges="Sheet1.B70:Sheet1.B100 Sheet1.E70:Sheet1.E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.216146069632124" calcext:value-type="float">
            <text:p>0.216146069632124</text:p>
          </table:table-cell>
          <table:table-cell office:value-type="float" office:value="0.0000643643971440191" calcext:value-type="float">
            <text:p>6.43643971440191E-05</text:p>
          </table:table-cell>
          <table:table-cell office:value-type="float" office:value="0.215700214" calcext:value-type="float">
            <text:p>0.215700214</text:p>
          </table:table-cell>
          <table:table-cell office:value-type="float" office:value="0.216122508" calcext:value-type="float">
            <text:p>0.216122508</text:p>
          </table:table-cell>
          <table:table-cell office:value-type="float" office:value="0.21615106" calcext:value-type="float">
            <text:p>0.21615106</text:p>
          </table:table-cell>
          <table:table-cell office:value-type="float" office:value="0.216176389" calcext:value-type="float">
            <text:p>0.216176389</text:p>
          </table:table-cell>
          <table:table-cell office:value-type="float" office:value="0.21627372" calcext:value-type="float">
            <text:p>0.21627372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.237213261952381" calcext:value-type="float">
            <text:p>0.237213261952381</text:p>
          </table:table-cell>
          <table:table-cell office:value-type="float" office:value="0.000114852524216231" calcext:value-type="float">
            <text:p>0.000114852524216231</text:p>
          </table:table-cell>
          <table:table-cell office:value-type="float" office:value="0.236387623" calcext:value-type="float">
            <text:p>0.236387623</text:p>
          </table:table-cell>
          <table:table-cell office:value-type="float" office:value="0.237147262" calcext:value-type="float">
            <text:p>0.237147262</text:p>
          </table:table-cell>
          <table:table-cell office:value-type="float" office:value="0.237205244" calcext:value-type="float">
            <text:p>0.237205244</text:p>
          </table:table-cell>
          <table:table-cell office:value-type="float" office:value="0.237283515" calcext:value-type="float">
            <text:p>0.237283515</text:p>
          </table:table-cell>
          <table:table-cell office:value-type="float" office:value="0.237532539" calcext:value-type="float">
            <text:p>0.237532539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.26199225111602" calcext:value-type="float">
            <text:p>2.26199225111602</text:p>
          </table:table-cell>
          <table:table-cell office:value-type="float" office:value="0.000861139222498291" calcext:value-type="float">
            <text:p>0.000861139222498291</text:p>
          </table:table-cell>
          <table:table-cell office:value-type="float" office:value="2.259717455" calcext:value-type="float">
            <text:p>2.259717455</text:p>
          </table:table-cell>
          <table:table-cell office:value-type="float" office:value="2.261592707" calcext:value-type="float">
            <text:p>2.261592707</text:p>
          </table:table-cell>
          <table:table-cell office:value-type="float" office:value="2.261972912" calcext:value-type="float">
            <text:p>2.261972912</text:p>
          </table:table-cell>
          <table:table-cell office:value-type="float" office:value="2.262377162" calcext:value-type="float">
            <text:p>2.262377162</text:p>
          </table:table-cell>
          <table:table-cell office:value-type="float" office:value="2.269635131" calcext:value-type="float">
            <text:p>2.26963513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-1.89709265344444" calcext:value-type="float">
            <text:p>-1.89709265344444</text:p>
          </table:table-cell>
          <table:table-cell office:value-type="float" office:value="0.00236847154089881" calcext:value-type="float">
            <text:p>0.00236847154089881</text:p>
          </table:table-cell>
          <table:table-cell office:value-type="float" office:value="-1.908793113" calcext:value-type="float">
            <text:p>-1.908793113</text:p>
          </table:table-cell>
          <table:table-cell office:value-type="float" office:value="-1.8986220075" calcext:value-type="float">
            <text:p>-1.8986220075</text:p>
          </table:table-cell>
          <table:table-cell office:value-type="float" office:value="-1.89751754" calcext:value-type="float">
            <text:p>-1.89751754</text:p>
          </table:table-cell>
          <table:table-cell office:value-type="float" office:value="-1.89493784325" calcext:value-type="float">
            <text:p>-1.89493784325</text:p>
          </table:table-cell>
          <table:table-cell office:value-type="float" office:value="-1.893050263" calcext:value-type="float">
            <text:p>-1.893050263</text:p>
          </table:table-cell>
          <table:table-cell office:value-type="float" office:value="-289.709265344444" calcext:value-type="float">
            <text:p>-289.7092653444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96" calcext:value-type="float">
            <text:p>196</text:p>
          </table:table-cell>
          <table:table-cell office:value-type="float" office:value="0.264749509408163" calcext:value-type="float">
            <text:p>0.264749509408163</text:p>
          </table:table-cell>
          <table:table-cell office:value-type="float" office:value="0.0000482429900943965" calcext:value-type="float">
            <text:p>4.82429900943965E-05</text:p>
          </table:table-cell>
          <table:table-cell office:value-type="float" office:value="0.264579827" calcext:value-type="float">
            <text:p>0.264579827</text:p>
          </table:table-cell>
          <table:table-cell office:value-type="float" office:value="0.2647207245" calcext:value-type="float">
            <text:p>0.2647207245</text:p>
          </table:table-cell>
          <table:table-cell office:value-type="float" office:value="0.264753314" calcext:value-type="float">
            <text:p>0.264753314</text:p>
          </table:table-cell>
          <table:table-cell office:value-type="float" office:value="0.2647812295" calcext:value-type="float">
            <text:p>0.2647812295</text:p>
          </table:table-cell>
          <table:table-cell office:value-type="float" office:value="0.264886069" calcext:value-type="float">
            <text:p>0.264886069</text:p>
          </table:table-cell>
          <table:table-cell office:value-type="float" office:value="-126.474950940816" calcext:value-type="float">
            <text:p>-126.4749509408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.260146411147982" calcext:value-type="float">
            <text:p>0.260146411147982</text:p>
          </table:table-cell>
          <table:table-cell office:value-type="float" office:value="0.0000657183627742678" calcext:value-type="float">
            <text:p>6.57183627742678E-05</text:p>
          </table:table-cell>
          <table:table-cell office:value-type="float" office:value="0.259967927" calcext:value-type="float">
            <text:p>0.259967927</text:p>
          </table:table-cell>
          <table:table-cell office:value-type="float" office:value="0.2601035295" calcext:value-type="float">
            <text:p>0.2601035295</text:p>
          </table:table-cell>
          <table:table-cell office:value-type="float" office:value="0.260145168" calcext:value-type="float">
            <text:p>0.260145168</text:p>
          </table:table-cell>
          <table:table-cell office:value-type="float" office:value="0.26019104" calcext:value-type="float">
            <text:p>0.26019104</text:p>
          </table:table-cell>
          <table:table-cell office:value-type="float" office:value="0.260321567" calcext:value-type="float">
            <text:p>0.26032156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.33873620035514" calcext:value-type="float">
            <text:p>2.33873620035514</text:p>
          </table:table-cell>
          <table:table-cell office:value-type="float" office:value="0.00281223731978085" calcext:value-type="float">
            <text:p>0.00281223731978085</text:p>
          </table:table-cell>
          <table:table-cell office:value-type="float" office:value="2.32689998" calcext:value-type="float">
            <text:p>2.32689998</text:p>
          </table:table-cell>
          <table:table-cell office:value-type="float" office:value="2.33769463" calcext:value-type="float">
            <text:p>2.33769463</text:p>
          </table:table-cell>
          <table:table-cell office:value-type="float" office:value="2.338792094" calcext:value-type="float">
            <text:p>2.338792094</text:p>
          </table:table-cell>
          <table:table-cell office:value-type="float" office:value="2.33989492275" calcext:value-type="float">
            <text:p>2.33989492275</text:p>
          </table:table-cell>
          <table:table-cell office:value-type="float" office:value="2.366694361" calcext:value-type="float">
            <text:p>2.36669436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-1.86385727359223" calcext:value-type="float">
            <text:p>-1.86385727359223</text:p>
          </table:table-cell>
          <table:table-cell office:value-type="float" office:value="0.000708966672133938" calcext:value-type="float">
            <text:p>0.000708966672133938</text:p>
          </table:table-cell>
          <table:table-cell office:value-type="float" office:value="-1.865681854" calcext:value-type="float">
            <text:p>-1.865681854</text:p>
          </table:table-cell>
          <table:table-cell office:value-type="float" office:value="-1.8643296705" calcext:value-type="float">
            <text:p>-1.8643296705</text:p>
          </table:table-cell>
          <table:table-cell office:value-type="float" office:value="-1.8638896435" calcext:value-type="float">
            <text:p>-1.8638896435</text:p>
          </table:table-cell>
          <table:table-cell office:value-type="float" office:value="-1.86338548175" calcext:value-type="float">
            <text:p>-1.86338548175</text:p>
          </table:table-cell>
          <table:table-cell office:value-type="float" office:value="-1.86176562" calcext:value-type="float">
            <text:p>-1.86176562</text:p>
          </table:table-cell>
          <table:table-cell office:value-type="float" office:value="-286.385727359223" calcext:value-type="float">
            <text:p>-286.3857273592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66" calcext:value-type="float">
            <text:p>266</text:p>
          </table:table-cell>
          <table:table-cell office:value-type="float" office:value="0.281689852236842" calcext:value-type="float">
            <text:p>0.281689852236842</text:p>
          </table:table-cell>
          <table:table-cell office:value-type="float" office:value="0.000197593159042933" calcext:value-type="float">
            <text:p>0.000197593159042933</text:p>
          </table:table-cell>
          <table:table-cell office:value-type="float" office:value="0.280975797" calcext:value-type="float">
            <text:p>0.280975797</text:p>
          </table:table-cell>
          <table:table-cell office:value-type="float" office:value="0.281564828" calcext:value-type="float">
            <text:p>0.281564828</text:p>
          </table:table-cell>
          <table:table-cell office:value-type="float" office:value="0.2816778055" calcext:value-type="float">
            <text:p>0.2816778055</text:p>
          </table:table-cell>
          <table:table-cell office:value-type="float" office:value="0.281805152" calcext:value-type="float">
            <text:p>0.281805152</text:p>
          </table:table-cell>
          <table:table-cell office:value-type="float" office:value="0.282257807" calcext:value-type="float">
            <text:p>0.282257807</text:p>
          </table:table-cell>
          <table:table-cell office:value-type="float" office:value="-128.168985223684" calcext:value-type="float">
            <text:p>-128.1689852236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.29955328239801" calcext:value-type="float">
            <text:p>0.29955328239801</text:p>
          </table:table-cell>
          <table:table-cell office:value-type="float" office:value="0.000126527616559511" calcext:value-type="float">
            <text:p>0.000126527616559511</text:p>
          </table:table-cell>
          <table:table-cell office:value-type="float" office:value="0.299200394" calcext:value-type="float">
            <text:p>0.299200394</text:p>
          </table:table-cell>
          <table:table-cell office:value-type="float" office:value="0.29946318" calcext:value-type="float">
            <text:p>0.29946318</text:p>
          </table:table-cell>
          <table:table-cell office:value-type="float" office:value="0.299557955" calcext:value-type="float">
            <text:p>0.299557955</text:p>
          </table:table-cell>
          <table:table-cell office:value-type="float" office:value="0.299640278" calcext:value-type="float">
            <text:p>0.299640278</text:p>
          </table:table-cell>
          <table:table-cell office:value-type="float" office:value="0.299916407" calcext:value-type="float">
            <text:p>0.29991640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2.39344530806911" calcext:value-type="float">
            <text:p>2.39344530806911</text:p>
          </table:table-cell>
          <table:table-cell office:value-type="float" office:value="0.00146924486084562" calcext:value-type="float">
            <text:p>0.00146924486084562</text:p>
          </table:table-cell>
          <table:table-cell office:value-type="float" office:value="2.388316069" calcext:value-type="float">
            <text:p>2.388316069</text:p>
          </table:table-cell>
          <table:table-cell office:value-type="float" office:value="2.392646604" calcext:value-type="float">
            <text:p>2.392646604</text:p>
          </table:table-cell>
          <table:table-cell office:value-type="float" office:value="2.393339993" calcext:value-type="float">
            <text:p>2.393339993</text:p>
          </table:table-cell>
          <table:table-cell office:value-type="float" office:value="2.39424482575" calcext:value-type="float">
            <text:p>2.39424482575</text:p>
          </table:table-cell>
          <table:table-cell office:value-type="float" office:value="2.400450538" calcext:value-type="float">
            <text:p>2.40045053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304596143690355" calcext:value-type="float">
            <text:p>0.304596143690355</text:p>
          </table:table-cell>
          <table:table-cell office:value-type="float" office:value="0.000557568484622238" calcext:value-type="float">
            <text:p>0.000557568484622238</text:p>
          </table:table-cell>
          <table:table-cell office:value-type="float" office:value="0.303411969" calcext:value-type="float">
            <text:p>0.303411969</text:p>
          </table:table-cell>
          <table:table-cell office:value-type="float" office:value="0.304187868" calcext:value-type="float">
            <text:p>0.304187868</text:p>
          </table:table-cell>
          <table:table-cell office:value-type="float" office:value="0.304400548" calcext:value-type="float">
            <text:p>0.304400548</text:p>
          </table:table-cell>
          <table:table-cell office:value-type="float" office:value="0.305087789" calcext:value-type="float">
            <text:p>0.305087789</text:p>
          </table:table-cell>
          <table:table-cell office:value-type="float" office:value="0.306014896" calcext:value-type="float">
            <text:p>0.306014896</text:p>
          </table:table-cell>
          <table:table-cell office:value-type="float" office:value="-69.5403856309645" calcext:value-type="float">
            <text:p>-69.54038563096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-1.85037630575622" calcext:value-type="float">
            <text:p>-1.85037630575622</text:p>
          </table:table-cell>
          <table:table-cell office:value-type="float" office:value="0.000925958257477659" calcext:value-type="float">
            <text:p>0.000925958257477659</text:p>
          </table:table-cell>
          <table:table-cell office:value-type="float" office:value="-1.853321895" calcext:value-type="float">
            <text:p>-1.853321895</text:p>
          </table:table-cell>
          <table:table-cell office:value-type="float" office:value="-1.850938865" calcext:value-type="float">
            <text:p>-1.850938865</text:p>
          </table:table-cell>
          <table:table-cell office:value-type="float" office:value="-1.850414419" calcext:value-type="float">
            <text:p>-1.850414419</text:p>
          </table:table-cell>
          <table:table-cell office:value-type="float" office:value="-1.849828757" calcext:value-type="float">
            <text:p>-1.849828757</text:p>
          </table:table-cell>
          <table:table-cell office:value-type="float" office:value="-1.847089953" calcext:value-type="float">
            <text:p>-1.847089953</text:p>
          </table:table-cell>
          <table:table-cell office:value-type="float" office:value="85.0376305756219" calcext:value-type="float">
            <text:p>85.03763057562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.323798452725389" calcext:value-type="float">
            <text:p>0.323798452725389</text:p>
          </table:table-cell>
          <table:table-cell office:value-type="float" office:value="0.00112406282065469" calcext:value-type="float">
            <text:p>0.00112406282065469</text:p>
          </table:table-cell>
          <table:table-cell office:value-type="float" office:value="0.322177261" calcext:value-type="float">
            <text:p>0.322177261</text:p>
          </table:table-cell>
          <table:table-cell office:value-type="float" office:value="0.322802182" calcext:value-type="float">
            <text:p>0.322802182</text:p>
          </table:table-cell>
          <table:table-cell office:value-type="float" office:value="0.323017576" calcext:value-type="float">
            <text:p>0.323017576</text:p>
          </table:table-cell>
          <table:table-cell office:value-type="float" office:value="0.325026669" calcext:value-type="float">
            <text:p>0.325026669</text:p>
          </table:table-cell>
          <table:table-cell office:value-type="float" office:value="0.32598009" calcext:value-type="float">
            <text:p>0.32598009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4.45170512139796" calcext:value-type="float">
            <text:p>4.45170512139796</text:p>
          </table:table-cell>
          <table:table-cell office:value-type="float" office:value="0.00700233879446327" calcext:value-type="float">
            <text:p>0.00700233879446327</text:p>
          </table:table-cell>
          <table:table-cell office:value-type="float" office:value="4.439177399" calcext:value-type="float">
            <text:p>4.439177399</text:p>
          </table:table-cell>
          <table:table-cell office:value-type="float" office:value="4.44798245325" calcext:value-type="float">
            <text:p>4.44798245325</text:p>
          </table:table-cell>
          <table:table-cell office:value-type="float" office:value="4.4506595475" calcext:value-type="float">
            <text:p>4.4506595475</text:p>
          </table:table-cell>
          <table:table-cell office:value-type="float" office:value="4.45324132925" calcext:value-type="float">
            <text:p>4.45324132925</text:p>
          </table:table-cell>
          <table:table-cell office:value-type="float" office:value="4.483768972" calcext:value-type="float">
            <text:p>4.483768972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2.42104908999074" calcext:value-type="float">
            <text:p>2.42104908999074</text:p>
          </table:table-cell>
          <table:table-cell office:value-type="float" office:value="0.00330304728954601" calcext:value-type="float">
            <text:p>0.00330304728954601</text:p>
          </table:table-cell>
          <table:table-cell office:value-type="float" office:value="2.414395286" calcext:value-type="float">
            <text:p>2.414395286</text:p>
          </table:table-cell>
          <table:table-cell office:value-type="float" office:value="2.417740328" calcext:value-type="float">
            <text:p>2.417740328</text:p>
          </table:table-cell>
          <table:table-cell office:value-type="float" office:value="2.4219306535" calcext:value-type="float">
            <text:p>2.4219306535</text:p>
          </table:table-cell>
          <table:table-cell office:value-type="float" office:value="2.4237604715" calcext:value-type="float">
            <text:p>2.4237604715</text:p>
          </table:table-cell>
          <table:table-cell office:value-type="float" office:value="2.427083906" calcext:value-type="float">
            <text:p>2.427083906</text:p>
          </table:table-cell>
          <table:table-cell office:value-type="float" office:value="142.104908999074" calcext:value-type="float">
            <text:p>142.1049089990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-3.89682767129302" calcext:value-type="float">
            <text:p>-3.89682767129302</text:p>
          </table:table-cell>
          <table:table-cell office:value-type="float" office:value="0.00988048606130524" calcext:value-type="float">
            <text:p>0.00988048606130524</text:p>
          </table:table-cell>
          <table:table-cell office:value-type="float" office:value="-3.924689701" calcext:value-type="float">
            <text:p>-3.924689701</text:p>
          </table:table-cell>
          <table:table-cell office:value-type="float" office:value="-3.9046677525" calcext:value-type="float">
            <text:p>-3.9046677525</text:p>
          </table:table-cell>
          <table:table-cell office:value-type="float" office:value="-3.892672354" calcext:value-type="float">
            <text:p>-3.892672354</text:p>
          </table:table-cell>
          <table:table-cell office:value-type="float" office:value="-3.8884855585" calcext:value-type="float">
            <text:p>-3.8884855585</text:p>
          </table:table-cell>
          <table:table-cell office:value-type="float" office:value="-3.880847484" calcext:value-type="float">
            <text:p>-3.880847484</text:p>
          </table:table-cell>
          <table:table-cell office:value-type="float" office:value="-294.841383564651" calcext:value-type="float">
            <text:p>-294.8413835646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97" calcext:value-type="float">
            <text:p>197</text:p>
          </table:table-cell>
          <table:table-cell office:value-type="float" office:value="-1.82237229792893" calcext:value-type="float">
            <text:p>-1.82237229792893</text:p>
          </table:table-cell>
          <table:table-cell office:value-type="float" office:value="0.00143310338842217" calcext:value-type="float">
            <text:p>0.00143310338842217</text:p>
          </table:table-cell>
          <table:table-cell office:value-type="float" office:value="-1.825743391" calcext:value-type="float">
            <text:p>-1.825743391</text:p>
          </table:table-cell>
          <table:table-cell office:value-type="float" office:value="-1.823364863" calcext:value-type="float">
            <text:p>-1.823364863</text:p>
          </table:table-cell>
          <table:table-cell office:value-type="float" office:value="-1.822454537" calcext:value-type="float">
            <text:p>-1.822454537</text:p>
          </table:table-cell>
          <table:table-cell office:value-type="float" office:value="-1.821573307" calcext:value-type="float">
            <text:p>-1.821573307</text:p>
          </table:table-cell>
          <table:table-cell office:value-type="float" office:value="-1.818603234" calcext:value-type="float">
            <text:p>-1.818603234</text:p>
          </table:table-cell>
          <table:table-cell office:value-type="float" office:value="82.2372297928934" calcext:value-type="float">
            <text:p>82.23722979289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226" calcext:value-type="float">
            <text:p>226</text:p>
          </table:table-cell>
          <table:table-cell office:value-type="float" office:value="0.338486458982301" calcext:value-type="float">
            <text:p>0.338486458982301</text:p>
          </table:table-cell>
          <table:table-cell office:value-type="float" office:value="0.000111757636910274" calcext:value-type="float">
            <text:p>0.000111757636910274</text:p>
          </table:table-cell>
          <table:table-cell office:value-type="float" office:value="0.338203391" calcext:value-type="float">
            <text:p>0.338203391</text:p>
          </table:table-cell>
          <table:table-cell office:value-type="float" office:value="0.33841080825" calcext:value-type="float">
            <text:p>0.33841080825</text:p>
          </table:table-cell>
          <table:table-cell office:value-type="float" office:value="0.338496436" calcext:value-type="float">
            <text:p>0.338496436</text:p>
          </table:table-cell>
          <table:table-cell office:value-type="float" office:value="0.3385673345" calcext:value-type="float">
            <text:p>0.3385673345</text:p>
          </table:table-cell>
          <table:table-cell office:value-type="float" office:value="0.338740536" calcext:value-type="float">
            <text:p>0.338740536</text:p>
          </table:table-cell>
          <table:table-cell office:value-type="float" office:value="-116.924322949115" calcext:value-type="float">
            <text:p>-116.9243229491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.346123219512563" calcext:value-type="float">
            <text:p>0.346123219512563</text:p>
          </table:table-cell>
          <table:table-cell office:value-type="float" office:value="0.000163533735258154" calcext:value-type="float">
            <text:p>0.000163533735258154</text:p>
          </table:table-cell>
          <table:table-cell office:value-type="float" office:value="0.345689805" calcext:value-type="float">
            <text:p>0.345689805</text:p>
          </table:table-cell>
          <table:table-cell office:value-type="float" office:value="0.3460151775" calcext:value-type="float">
            <text:p>0.3460151775</text:p>
          </table:table-cell>
          <table:table-cell office:value-type="float" office:value="0.346130112" calcext:value-type="float">
            <text:p>0.346130112</text:p>
          </table:table-cell>
          <table:table-cell office:value-type="float" office:value="0.3462376535" calcext:value-type="float">
            <text:p>0.3462376535</text:p>
          </table:table-cell>
          <table:table-cell office:value-type="float" office:value="0.346531056" calcext:value-type="float">
            <text:p>0.346531056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4.44448335575115" calcext:value-type="float">
            <text:p>4.44448335575115</text:p>
          </table:table-cell>
          <table:table-cell office:value-type="float" office:value="0.0034264172843635" calcext:value-type="float">
            <text:p>0.0034264172843635</text:p>
          </table:table-cell>
          <table:table-cell office:value-type="float" office:value="4.436473121" calcext:value-type="float">
            <text:p>4.436473121</text:p>
          </table:table-cell>
          <table:table-cell office:value-type="float" office:value="4.442215367" calcext:value-type="float">
            <text:p>4.442215367</text:p>
          </table:table-cell>
          <table:table-cell office:value-type="float" office:value="4.444191213" calcext:value-type="float">
            <text:p>4.444191213</text:p>
          </table:table-cell>
          <table:table-cell office:value-type="float" office:value="4.446486141" calcext:value-type="float">
            <text:p>4.446486141</text:p>
          </table:table-cell>
          <table:table-cell office:value-type="float" office:value="4.455202332" calcext:value-type="float">
            <text:p>4.455202332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-3.78992849751643" calcext:value-type="float">
            <text:p>-3.78992849751643</text:p>
          </table:table-cell>
          <table:table-cell office:value-type="float" office:value="0.00385189614694201" calcext:value-type="float">
            <text:p>0.00385189614694201</text:p>
          </table:table-cell>
          <table:table-cell office:value-type="float" office:value="-3.799603298" calcext:value-type="float">
            <text:p>-3.799603298</text:p>
          </table:table-cell>
          <table:table-cell office:value-type="float" office:value="-3.791874022" calcext:value-type="float">
            <text:p>-3.791874022</text:p>
          </table:table-cell>
          <table:table-cell office:value-type="float" office:value="-3.790464151" calcext:value-type="float">
            <text:p>-3.790464151</text:p>
          </table:table-cell>
          <table:table-cell office:value-type="float" office:value="-3.788999053" calcext:value-type="float">
            <text:p>-3.788999053</text:p>
          </table:table-cell>
          <table:table-cell office:value-type="float" office:value="-3.764957468" calcext:value-type="float">
            <text:p>-3.764957468</text:p>
          </table:table-cell>
          <table:table-cell office:value-type="float" office:value="-478.992849751643" calcext:value-type="float">
            <text:p>-478.9928497516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362556874408" calcext:value-type="float">
            <text:p>0.362556874408</text:p>
          </table:table-cell>
          <table:table-cell office:value-type="float" office:value="0.00147849891244477" calcext:value-type="float">
            <text:p>0.00147849891244477</text:p>
          </table:table-cell>
          <table:table-cell office:value-type="float" office:value="0.360022566" calcext:value-type="float">
            <text:p>0.360022566</text:p>
          </table:table-cell>
          <table:table-cell office:value-type="float" office:value="0.36116092375" calcext:value-type="float">
            <text:p>0.36116092375</text:p>
          </table:table-cell>
          <table:table-cell office:value-type="float" office:value="0.3632939315" calcext:value-type="float">
            <text:p>0.3632939315</text:p>
          </table:table-cell>
          <table:table-cell office:value-type="float" office:value="0.363832661" calcext:value-type="float">
            <text:p>0.363832661</text:p>
          </table:table-cell>
          <table:table-cell office:value-type="float" office:value="0.365892639" calcext:value-type="float">
            <text:p>0.365892639</text:p>
          </table:table-cell>
          <table:table-cell office:value-type="float" office:value="-81.8721562796" calcext:value-type="float">
            <text:p>-81.87215627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95" calcext:value-type="float">
            <text:p>195</text:p>
          </table:table-cell>
          <table:table-cell office:value-type="float" office:value="2.42727087466667" calcext:value-type="float">
            <text:p>2.42727087466667</text:p>
          </table:table-cell>
          <table:table-cell office:value-type="float" office:value="0.00221119162266082" calcext:value-type="float">
            <text:p>0.00221119162266082</text:p>
          </table:table-cell>
          <table:table-cell office:value-type="float" office:value="2.418134523" calcext:value-type="float">
            <text:p>2.418134523</text:p>
          </table:table-cell>
          <table:table-cell office:value-type="float" office:value="2.4263741005" calcext:value-type="float">
            <text:p>2.4263741005</text:p>
          </table:table-cell>
          <table:table-cell office:value-type="float" office:value="2.427507949" calcext:value-type="float">
            <text:p>2.427507949</text:p>
          </table:table-cell>
          <table:table-cell office:value-type="float" office:value="2.4285433815" calcext:value-type="float">
            <text:p>2.4285433815</text:p>
          </table:table-cell>
          <table:table-cell office:value-type="float" office:value="2.432423928" calcext:value-type="float">
            <text:p>2.432423928</text:p>
          </table:table-cell>
          <table:table-cell office:value-type="float" office:value="-342.727087466667" calcext:value-type="float">
            <text:p>-342.7270874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226" calcext:value-type="float">
            <text:p>226</text:p>
          </table:table-cell>
          <table:table-cell office:value-type="float" office:value="-1.75063685603097" calcext:value-type="float">
            <text:p>-1.75063685603097</text:p>
          </table:table-cell>
          <table:table-cell office:value-type="float" office:value="0.00172641589309078" calcext:value-type="float">
            <text:p>0.00172641589309078</text:p>
          </table:table-cell>
          <table:table-cell office:value-type="float" office:value="-1.754441125" calcext:value-type="float">
            <text:p>-1.754441125</text:p>
          </table:table-cell>
          <table:table-cell office:value-type="float" office:value="-1.75177292325" calcext:value-type="float">
            <text:p>-1.75177292325</text:p>
          </table:table-cell>
          <table:table-cell office:value-type="float" office:value="-1.7508154255" calcext:value-type="float">
            <text:p>-1.7508154255</text:p>
          </table:table-cell>
          <table:table-cell office:value-type="float" office:value="-1.74971292525" calcext:value-type="float">
            <text:p>-1.74971292525</text:p>
          </table:table-cell>
          <table:table-cell office:value-type="float" office:value="-1.745280593" calcext:value-type="float">
            <text:p>-1.745280593</text:p>
          </table:table-cell>
          <table:table-cell office:value-type="float" office:value="-12.4681571984513" calcext:value-type="float">
            <text:p>-12.46815719845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.379947316625" calcext:value-type="float">
            <text:p>0.379947316625</text:p>
          </table:table-cell>
          <table:table-cell office:value-type="float" office:value="0.000364025522879964" calcext:value-type="float">
            <text:p>0.000364025522879964</text:p>
          </table:table-cell>
          <table:table-cell office:value-type="float" office:value="0.378901565" calcext:value-type="float">
            <text:p>0.378901565</text:p>
          </table:table-cell>
          <table:table-cell office:value-type="float" office:value="0.379695872" calcext:value-type="float">
            <text:p>0.379695872</text:p>
          </table:table-cell>
          <table:table-cell office:value-type="float" office:value="0.379913698" calcext:value-type="float">
            <text:p>0.379913698</text:p>
          </table:table-cell>
          <table:table-cell office:value-type="float" office:value="0.38016529" calcext:value-type="float">
            <text:p>0.38016529</text:p>
          </table:table-cell>
          <table:table-cell office:value-type="float" office:value="0.380842021" calcext:value-type="float">
            <text:p>0.38084202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4.49860551514218" calcext:value-type="float">
            <text:p>4.49860551514218</text:p>
          </table:table-cell>
          <table:table-cell office:value-type="float" office:value="0.0353050207797567" calcext:value-type="float">
            <text:p>0.0353050207797567</text:p>
          </table:table-cell>
          <table:table-cell office:value-type="float" office:value="4.440398294" calcext:value-type="float">
            <text:p>4.440398294</text:p>
          </table:table-cell>
          <table:table-cell office:value-type="float" office:value="4.4841011985" calcext:value-type="float">
            <text:p>4.4841011985</text:p>
          </table:table-cell>
          <table:table-cell office:value-type="float" office:value="4.489952655" calcext:value-type="float">
            <text:p>4.489952655</text:p>
          </table:table-cell>
          <table:table-cell office:value-type="float" office:value="4.5037954205" calcext:value-type="float">
            <text:p>4.5037954205</text:p>
          </table:table-cell>
          <table:table-cell office:value-type="float" office:value="4.700866948" calcext:value-type="float">
            <text:p>4.70086694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8612792666667" calcext:value-type="float">
            <text:p>2.48612792666667</text:p>
          </table:table-cell>
          <table:table-cell office:value-type="float" office:value="0.00902523922899707" calcext:value-type="float">
            <text:p>0.00902523922899707</text:p>
          </table:table-cell>
          <table:table-cell office:value-type="float" office:value="2.475721807" calcext:value-type="float">
            <text:p>2.475721807</text:p>
          </table:table-cell>
          <table:table-cell office:value-type="float" office:value="2.4832817295" calcext:value-type="float">
            <text:p>2.4832817295</text:p>
          </table:table-cell>
          <table:table-cell office:value-type="float" office:value="2.490841652" calcext:value-type="float">
            <text:p>2.490841652</text:p>
          </table:table-cell>
          <table:table-cell office:value-type="float" office:value="2.4913309865" calcext:value-type="float">
            <text:p>2.4913309865</text:p>
          </table:table-cell>
          <table:table-cell office:value-type="float" office:value="2.491820321" calcext:value-type="float">
            <text:p>2.491820321</text:p>
          </table:table-cell>
          <table:table-cell office:value-type="float" office:value="148.612792666667" calcext:value-type="float">
            <text:p>148.612792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float" office:value="-3.67760320763563" calcext:value-type="float">
            <text:p>-3.67760320763563</text:p>
          </table:table-cell>
          <table:table-cell office:value-type="float" office:value="0.00441746943827505" calcext:value-type="float">
            <text:p>0.00441746943827505</text:p>
          </table:table-cell>
          <table:table-cell office:value-type="float" office:value="-3.688179812" calcext:value-type="float">
            <text:p>-3.688179812</text:p>
          </table:table-cell>
          <table:table-cell office:value-type="float" office:value="-3.6805705835" calcext:value-type="float">
            <text:p>-3.6805705835</text:p>
          </table:table-cell>
          <table:table-cell office:value-type="float" office:value="-3.677422448" calcext:value-type="float">
            <text:p>-3.677422448</text:p>
          </table:table-cell>
          <table:table-cell office:value-type="float" office:value="-3.6750066775" calcext:value-type="float">
            <text:p>-3.6750066775</text:p>
          </table:table-cell>
          <table:table-cell office:value-type="float" office:value="-3.665030703" calcext:value-type="float">
            <text:p>-3.665030703</text:p>
          </table:table-cell>
          <table:table-cell office:value-type="float" office:value="-283.880160381781" calcext:value-type="float">
            <text:p>-283.8801603817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195" calcext:value-type="float">
            <text:p>195</text:p>
          </table:table-cell>
          <table:table-cell office:value-type="float" office:value="0.418207793815385" calcext:value-type="float">
            <text:p>0.418207793815385</text:p>
          </table:table-cell>
          <table:table-cell office:value-type="float" office:value="0.00081963232809842" calcext:value-type="float">
            <text:p>0.00081963232809842</text:p>
          </table:table-cell>
          <table:table-cell office:value-type="float" office:value="0.416730102" calcext:value-type="float">
            <text:p>0.416730102</text:p>
          </table:table-cell>
          <table:table-cell office:value-type="float" office:value="0.4174132805" calcext:value-type="float">
            <text:p>0.4174132805</text:p>
          </table:table-cell>
          <table:table-cell office:value-type="float" office:value="0.418275504" calcext:value-type="float">
            <text:p>0.418275504</text:p>
          </table:table-cell>
          <table:table-cell office:value-type="float" office:value="0.4189224175" calcext:value-type="float">
            <text:p>0.4189224175</text:p>
          </table:table-cell>
          <table:table-cell office:value-type="float" office:value="0.419796068" calcext:value-type="float">
            <text:p>0.419796068</text:p>
          </table:table-cell>
          <table:table-cell office:value-type="float" office:value="-141.820779381538" calcext:value-type="float">
            <text:p>-141.8207793815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.733262926" calcext:value-type="float">
            <text:p>-1.733262926</text:p>
          </table:table-cell>
          <table:table-cell/>
          <table:table-cell table:number-columns-repeated="5" office:value-type="float" office:value="-1.733262926" calcext:value-type="float">
            <text:p>-1.733262926</text:p>
          </table:table-cell>
          <table:table-cell office:value-type="float" office:value="-13.3368537" calcext:value-type="float">
            <text:p>-13.3368537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.256955055974093" calcext:value-type="float">
            <text:p>0.256955055974093</text:p>
          </table:table-cell>
          <table:table-cell office:value-type="float" office:value="0.0000748361350732556" calcext:value-type="float">
            <text:p>7.48361350732556E-05</text:p>
          </table:table-cell>
          <table:table-cell office:value-type="float" office:value="0.256702547" calcext:value-type="float">
            <text:p>0.256702547</text:p>
          </table:table-cell>
          <table:table-cell office:value-type="float" office:value="0.256915667" calcext:value-type="float">
            <text:p>0.256915667</text:p>
          </table:table-cell>
          <table:table-cell office:value-type="float" office:value="0.256947094" calcext:value-type="float">
            <text:p>0.256947094</text:p>
          </table:table-cell>
          <table:table-cell office:value-type="float" office:value="0.257003061" calcext:value-type="float">
            <text:p>0.257003061</text:p>
          </table:table-cell>
          <table:table-cell office:value-type="float" office:value="0.257157477" calcext:value-type="float">
            <text:p>0.25715747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.304930139195238" calcext:value-type="float">
            <text:p>0.304930139195238</text:p>
          </table:table-cell>
          <table:table-cell office:value-type="float" office:value="0.000198439767797887" calcext:value-type="float">
            <text:p>0.000198439767797887</text:p>
          </table:table-cell>
          <table:table-cell office:value-type="float" office:value="0.304506695" calcext:value-type="float">
            <text:p>0.304506695</text:p>
          </table:table-cell>
          <table:table-cell office:value-type="float" office:value="0.304792184" calcext:value-type="float">
            <text:p>0.304792184</text:p>
          </table:table-cell>
          <table:table-cell office:value-type="float" office:value="0.3048900895" calcext:value-type="float">
            <text:p>0.3048900895</text:p>
          </table:table-cell>
          <table:table-cell office:value-type="float" office:value="0.30502500025" calcext:value-type="float">
            <text:p>0.30502500025</text:p>
          </table:table-cell>
          <table:table-cell office:value-type="float" office:value="0.305625618" calcext:value-type="float">
            <text:p>0.30562561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0.332432051558011" calcext:value-type="float">
            <text:p>0.332432051558011</text:p>
          </table:table-cell>
          <table:table-cell office:value-type="float" office:value="0.00037586268740891" calcext:value-type="float">
            <text:p>0.00037586268740891</text:p>
          </table:table-cell>
          <table:table-cell office:value-type="float" office:value="0.332128155" calcext:value-type="float">
            <text:p>0.332128155</text:p>
          </table:table-cell>
          <table:table-cell office:value-type="float" office:value="0.332280845" calcext:value-type="float">
            <text:p>0.332280845</text:p>
          </table:table-cell>
          <table:table-cell office:value-type="float" office:value="0.332351828" calcext:value-type="float">
            <text:p>0.332351828</text:p>
          </table:table-cell>
          <table:table-cell office:value-type="float" office:value="0.332425693" calcext:value-type="float">
            <text:p>0.332425693</text:p>
          </table:table-cell>
          <table:table-cell office:value-type="float" office:value="0.334009055" calcext:value-type="float">
            <text:p>0.33400905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.366188719559829" calcext:value-type="float">
            <text:p>0.366188719559829</text:p>
          </table:table-cell>
          <table:table-cell office:value-type="float" office:value="0.000536234464395049" calcext:value-type="float">
            <text:p>0.000536234464395049</text:p>
          </table:table-cell>
          <table:table-cell office:value-type="float" office:value="0.365432075" calcext:value-type="float">
            <text:p>0.365432075</text:p>
          </table:table-cell>
          <table:table-cell office:value-type="float" office:value="0.36571847275" calcext:value-type="float">
            <text:p>0.36571847275</text:p>
          </table:table-cell>
          <table:table-cell office:value-type="float" office:value="0.3662644585" calcext:value-type="float">
            <text:p>0.3662644585</text:p>
          </table:table-cell>
          <table:table-cell office:value-type="float" office:value="0.36650085175" calcext:value-type="float">
            <text:p>0.36650085175</text:p>
          </table:table-cell>
          <table:table-cell office:value-type="float" office:value="0.368505878" calcext:value-type="float">
            <text:p>0.36850587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.352278022785714" calcext:value-type="float">
            <text:p>0.352278022785714</text:p>
          </table:table-cell>
          <table:table-cell office:value-type="float" office:value="0.0000748258910832014" calcext:value-type="float">
            <text:p>7.48258910832014E-05</text:p>
          </table:table-cell>
          <table:table-cell office:value-type="float" office:value="0.352051866" calcext:value-type="float">
            <text:p>0.352051866</text:p>
          </table:table-cell>
          <table:table-cell office:value-type="float" office:value="0.3522323215" calcext:value-type="float">
            <text:p>0.3522323215</text:p>
          </table:table-cell>
          <table:table-cell office:value-type="float" office:value="0.3522693245" calcext:value-type="float">
            <text:p>0.3522693245</text:p>
          </table:table-cell>
          <table:table-cell office:value-type="float" office:value="0.35232764625" calcext:value-type="float">
            <text:p>0.35232764625</text:p>
          </table:table-cell>
          <table:table-cell office:value-type="float" office:value="0.352474231" calcext:value-type="float">
            <text:p>0.35247423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.397952035632287" calcext:value-type="float">
            <text:p>0.397952035632287</text:p>
          </table:table-cell>
          <table:table-cell office:value-type="float" office:value="0.000120134878947418" calcext:value-type="float">
            <text:p>0.000120134878947418</text:p>
          </table:table-cell>
          <table:table-cell office:value-type="float" office:value="0.397664484" calcext:value-type="float">
            <text:p>0.397664484</text:p>
          </table:table-cell>
          <table:table-cell office:value-type="float" office:value="0.3978631075" calcext:value-type="float">
            <text:p>0.3978631075</text:p>
          </table:table-cell>
          <table:table-cell office:value-type="float" office:value="0.397949485" calcext:value-type="float">
            <text:p>0.397949485</text:p>
          </table:table-cell>
          <table:table-cell office:value-type="float" office:value="0.398045443" calcext:value-type="float">
            <text:p>0.398045443</text:p>
          </table:table-cell>
          <table:table-cell office:value-type="float" office:value="0.398331388" calcext:value-type="float">
            <text:p>0.39833138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.424454930897196" calcext:value-type="float">
            <text:p>0.424454930897196</text:p>
          </table:table-cell>
          <table:table-cell office:value-type="float" office:value="0.000735881124168881" calcext:value-type="float">
            <text:p>0.000735881124168881</text:p>
          </table:table-cell>
          <table:table-cell office:value-type="float" office:value="0.421866769" calcext:value-type="float">
            <text:p>0.421866769</text:p>
          </table:table-cell>
          <table:table-cell office:value-type="float" office:value="0.424068756" calcext:value-type="float">
            <text:p>0.424068756</text:p>
          </table:table-cell>
          <table:table-cell office:value-type="float" office:value="0.4245667915" calcext:value-type="float">
            <text:p>0.4245667915</text:p>
          </table:table-cell>
          <table:table-cell office:value-type="float" office:value="0.424880161" calcext:value-type="float">
            <text:p>0.424880161</text:p>
          </table:table-cell>
          <table:table-cell office:value-type="float" office:value="0.430203929" calcext:value-type="float">
            <text:p>0.430203929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.450482877111651" calcext:value-type="float">
            <text:p>0.450482877111651</text:p>
          </table:table-cell>
          <table:table-cell office:value-type="float" office:value="0.000202346985686402" calcext:value-type="float">
            <text:p>0.000202346985686402</text:p>
          </table:table-cell>
          <table:table-cell office:value-type="float" office:value="0.449919431" calcext:value-type="float">
            <text:p>0.449919431</text:p>
          </table:table-cell>
          <table:table-cell office:value-type="float" office:value="0.45035090875" calcext:value-type="float">
            <text:p>0.45035090875</text:p>
          </table:table-cell>
          <table:table-cell office:value-type="float" office:value="0.450479367" calcext:value-type="float">
            <text:p>0.450479367</text:p>
          </table:table-cell>
          <table:table-cell office:value-type="float" office:value="0.45063788125" calcext:value-type="float">
            <text:p>0.45063788125</text:p>
          </table:table-cell>
          <table:table-cell office:value-type="float" office:value="0.451006345" calcext:value-type="float">
            <text:p>0.45100634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.444792632330827" calcext:value-type="float">
            <text:p>0.444792632330827</text:p>
          </table:table-cell>
          <table:table-cell office:value-type="float" office:value="0.000308828032400551" calcext:value-type="float">
            <text:p>0.000308828032400551</text:p>
          </table:table-cell>
          <table:table-cell office:value-type="float" office:value="0.443751248" calcext:value-type="float">
            <text:p>0.443751248</text:p>
          </table:table-cell>
          <table:table-cell office:value-type="float" office:value="0.44471031825" calcext:value-type="float">
            <text:p>0.44471031825</text:p>
          </table:table-cell>
          <table:table-cell office:value-type="float" office:value="0.444865366" calcext:value-type="float">
            <text:p>0.444865366</text:p>
          </table:table-cell>
          <table:table-cell office:value-type="float" office:value="0.44498439125" calcext:value-type="float">
            <text:p>0.44498439125</text:p>
          </table:table-cell>
          <table:table-cell office:value-type="float" office:value="0.445326761" calcext:value-type="float">
            <text:p>0.44532676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.488522520995025" calcext:value-type="float">
            <text:p>0.488522520995025</text:p>
          </table:table-cell>
          <table:table-cell office:value-type="float" office:value="0.000227757757801034" calcext:value-type="float">
            <text:p>0.000227757757801034</text:p>
          </table:table-cell>
          <table:table-cell office:value-type="float" office:value="0.487383636" calcext:value-type="float">
            <text:p>0.487383636</text:p>
          </table:table-cell>
          <table:table-cell office:value-type="float" office:value="0.488388288" calcext:value-type="float">
            <text:p>0.488388288</text:p>
          </table:table-cell>
          <table:table-cell office:value-type="float" office:value="0.488530968" calcext:value-type="float">
            <text:p>0.488530968</text:p>
          </table:table-cell>
          <table:table-cell office:value-type="float" office:value="0.48867305" calcext:value-type="float">
            <text:p>0.48867305</text:p>
          </table:table-cell>
          <table:table-cell office:value-type="float" office:value="0.489177064" calcext:value-type="float">
            <text:p>0.489177064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.513717650166667" calcext:value-type="float">
            <text:p>0.513717650166667</text:p>
          </table:table-cell>
          <table:table-cell office:value-type="float" office:value="0.000361224333207414" calcext:value-type="float">
            <text:p>0.000361224333207414</text:p>
          </table:table-cell>
          <table:table-cell office:value-type="float" office:value="0.512528958" calcext:value-type="float">
            <text:p>0.512528958</text:p>
          </table:table-cell>
          <table:table-cell office:value-type="float" office:value="0.5135219625" calcext:value-type="float">
            <text:p>0.5135219625</text:p>
          </table:table-cell>
          <table:table-cell office:value-type="float" office:value="0.5137025295" calcext:value-type="float">
            <text:p>0.5137025295</text:p>
          </table:table-cell>
          <table:table-cell office:value-type="float" office:value="0.5138979335" calcext:value-type="float">
            <text:p>0.5138979335</text:p>
          </table:table-cell>
          <table:table-cell office:value-type="float" office:value="0.515430466" calcext:value-type="float">
            <text:p>0.515430466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.525467484375635" calcext:value-type="float">
            <text:p>0.525467484375635</text:p>
          </table:table-cell>
          <table:table-cell office:value-type="float" office:value="0.00113759467742942" calcext:value-type="float">
            <text:p>0.00113759467742942</text:p>
          </table:table-cell>
          <table:table-cell office:value-type="float" office:value="0.523873705" calcext:value-type="float">
            <text:p>0.523873705</text:p>
          </table:table-cell>
          <table:table-cell office:value-type="float" office:value="0.524558347" calcext:value-type="float">
            <text:p>0.524558347</text:p>
          </table:table-cell>
          <table:table-cell office:value-type="float" office:value="0.525039451" calcext:value-type="float">
            <text:p>0.525039451</text:p>
          </table:table-cell>
          <table:table-cell office:value-type="float" office:value="0.526448256" calcext:value-type="float">
            <text:p>0.526448256</text:p>
          </table:table-cell>
          <table:table-cell office:value-type="float" office:value="0.52848096" calcext:value-type="float">
            <text:p>0.52848096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.539809312124378" calcext:value-type="float">
            <text:p>0.539809312124378</text:p>
          </table:table-cell>
          <table:table-cell office:value-type="float" office:value="0.000318513404497675" calcext:value-type="float">
            <text:p>0.000318513404497675</text:p>
          </table:table-cell>
          <table:table-cell office:value-type="float" office:value="0.538703233" calcext:value-type="float">
            <text:p>0.538703233</text:p>
          </table:table-cell>
          <table:table-cell office:value-type="float" office:value="0.539582614" calcext:value-type="float">
            <text:p>0.539582614</text:p>
          </table:table-cell>
          <table:table-cell office:value-type="float" office:value="0.539806225" calcext:value-type="float">
            <text:p>0.539806225</text:p>
          </table:table-cell>
          <table:table-cell office:value-type="float" office:value="0.540033884" calcext:value-type="float">
            <text:p>0.540033884</text:p>
          </table:table-cell>
          <table:table-cell office:value-type="float" office:value="0.540850137" calcext:value-type="float">
            <text:p>0.54085013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.570048541766839" calcext:value-type="float">
            <text:p>0.570048541766839</text:p>
          </table:table-cell>
          <table:table-cell office:value-type="float" office:value="0.00139406649497764" calcext:value-type="float">
            <text:p>0.00139406649497764</text:p>
          </table:table-cell>
          <table:table-cell office:value-type="float" office:value="0.56754231" calcext:value-type="float">
            <text:p>0.56754231</text:p>
          </table:table-cell>
          <table:table-cell office:value-type="float" office:value="0.568887915" calcext:value-type="float">
            <text:p>0.568887915</text:p>
          </table:table-cell>
          <table:table-cell office:value-type="float" office:value="0.569485786" calcext:value-type="float">
            <text:p>0.569485786</text:p>
          </table:table-cell>
          <table:table-cell office:value-type="float" office:value="0.571366603" calcext:value-type="float">
            <text:p>0.571366603</text:p>
          </table:table-cell>
          <table:table-cell office:value-type="float" office:value="0.574703602" calcext:value-type="float">
            <text:p>0.574703602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.585712029367347" calcext:value-type="float">
            <text:p>0.585712029367347</text:p>
          </table:table-cell>
          <table:table-cell office:value-type="float" office:value="0.000959983248597001" calcext:value-type="float">
            <text:p>0.000959983248597001</text:p>
          </table:table-cell>
          <table:table-cell office:value-type="float" office:value="0.583027828" calcext:value-type="float">
            <text:p>0.583027828</text:p>
          </table:table-cell>
          <table:table-cell office:value-type="float" office:value="0.58528264275" calcext:value-type="float">
            <text:p>0.58528264275</text:p>
          </table:table-cell>
          <table:table-cell office:value-type="float" office:value="0.585645626" calcext:value-type="float">
            <text:p>0.585645626</text:p>
          </table:table-cell>
          <table:table-cell office:value-type="float" office:value="0.58606736025" calcext:value-type="float">
            <text:p>0.58606736025</text:p>
          </table:table-cell>
          <table:table-cell office:value-type="float" office:value="0.589696357" calcext:value-type="float">
            <text:p>0.58969635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.604157460606481" calcext:value-type="float">
            <text:p>0.604157460606481</text:p>
          </table:table-cell>
          <table:table-cell office:value-type="float" office:value="0.00108803279610265" calcext:value-type="float">
            <text:p>0.00108803279610265</text:p>
          </table:table-cell>
          <table:table-cell office:value-type="float" office:value="0.602152094" calcext:value-type="float">
            <text:p>0.602152094</text:p>
          </table:table-cell>
          <table:table-cell office:value-type="float" office:value="0.60296908375" calcext:value-type="float">
            <text:p>0.60296908375</text:p>
          </table:table-cell>
          <table:table-cell office:value-type="float" office:value="0.604552124" calcext:value-type="float">
            <text:p>0.604552124</text:p>
          </table:table-cell>
          <table:table-cell office:value-type="float" office:value="0.6050988705" calcext:value-type="float">
            <text:p>0.6050988705</text:p>
          </table:table-cell>
          <table:table-cell office:value-type="float" office:value="0.605905378" calcext:value-type="float">
            <text:p>0.60590537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.642432759916279" calcext:value-type="float">
            <text:p>0.642432759916279</text:p>
          </table:table-cell>
          <table:table-cell office:value-type="float" office:value="0.00170576916109213" calcext:value-type="float">
            <text:p>0.00170576916109213</text:p>
          </table:table-cell>
          <table:table-cell office:value-type="float" office:value="0.639631793" calcext:value-type="float">
            <text:p>0.639631793</text:p>
          </table:table-cell>
          <table:table-cell office:value-type="float" office:value="0.640883107" calcext:value-type="float">
            <text:p>0.640883107</text:p>
          </table:table-cell>
          <table:table-cell office:value-type="float" office:value="0.64151745" calcext:value-type="float">
            <text:p>0.64151745</text:p>
          </table:table-cell>
          <table:table-cell office:value-type="float" office:value="0.6439145" calcext:value-type="float">
            <text:p>0.6439145</text:p>
          </table:table-cell>
          <table:table-cell office:value-type="float" office:value="0.64654628" calcext:value-type="float">
            <text:p>0.6465462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.619069741253807" calcext:value-type="float">
            <text:p>0.619069741253807</text:p>
          </table:table-cell>
          <table:table-cell office:value-type="float" office:value="0.000511043404422422" calcext:value-type="float">
            <text:p>0.000511043404422422</text:p>
          </table:table-cell>
          <table:table-cell office:value-type="float" office:value="0.617612139" calcext:value-type="float">
            <text:p>0.617612139</text:p>
          </table:table-cell>
          <table:table-cell office:value-type="float" office:value="0.618789928" calcext:value-type="float">
            <text:p>0.618789928</text:p>
          </table:table-cell>
          <table:table-cell office:value-type="float" office:value="0.619108116" calcext:value-type="float">
            <text:p>0.619108116</text:p>
          </table:table-cell>
          <table:table-cell office:value-type="float" office:value="0.619443574" calcext:value-type="float">
            <text:p>0.619443574</text:p>
          </table:table-cell>
          <table:table-cell office:value-type="float" office:value="0.620159727" calcext:value-type="float">
            <text:p>0.62015972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.612398777584071" calcext:value-type="float">
            <text:p>0.612398777584071</text:p>
          </table:table-cell>
          <table:table-cell office:value-type="float" office:value="0.000196207951498277" calcext:value-type="float">
            <text:p>0.000196207951498277</text:p>
          </table:table-cell>
          <table:table-cell office:value-type="float" office:value="0.611947832" calcext:value-type="float">
            <text:p>0.611947832</text:p>
          </table:table-cell>
          <table:table-cell office:value-type="float" office:value="0.6122658495" calcext:value-type="float">
            <text:p>0.6122658495</text:p>
          </table:table-cell>
          <table:table-cell office:value-type="float" office:value="0.612398987" calcext:value-type="float">
            <text:p>0.612398987</text:p>
          </table:table-cell>
          <table:table-cell office:value-type="float" office:value="0.6125319555" calcext:value-type="float">
            <text:p>0.6125319555</text:p>
          </table:table-cell>
          <table:table-cell office:value-type="float" office:value="0.612884442" calcext:value-type="float">
            <text:p>0.612884442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.653063018854271" calcext:value-type="float">
            <text:p>0.653063018854271</text:p>
          </table:table-cell>
          <table:table-cell office:value-type="float" office:value="0.000337815528776653" calcext:value-type="float">
            <text:p>0.000337815528776653</text:p>
          </table:table-cell>
          <table:table-cell office:value-type="float" office:value="0.652151604" calcext:value-type="float">
            <text:p>0.652151604</text:p>
          </table:table-cell>
          <table:table-cell office:value-type="float" office:value="0.65282171" calcext:value-type="float">
            <text:p>0.65282171</text:p>
          </table:table-cell>
          <table:table-cell office:value-type="float" office:value="0.653067376" calcext:value-type="float">
            <text:p>0.653067376</text:p>
          </table:table-cell>
          <table:table-cell office:value-type="float" office:value="0.653309269" calcext:value-type="float">
            <text:p>0.653309269</text:p>
          </table:table-cell>
          <table:table-cell office:value-type="float" office:value="0.653986386" calcext:value-type="float">
            <text:p>0.653986386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.661911757870968" calcext:value-type="float">
            <text:p>0.661911757870968</text:p>
          </table:table-cell>
          <table:table-cell office:value-type="float" office:value="0.000532219659178924" calcext:value-type="float">
            <text:p>0.000532219659178924</text:p>
          </table:table-cell>
          <table:table-cell office:value-type="float" office:value="0.660574864" calcext:value-type="float">
            <text:p>0.660574864</text:p>
          </table:table-cell>
          <table:table-cell office:value-type="float" office:value="0.661591081" calcext:value-type="float">
            <text:p>0.661591081</text:p>
          </table:table-cell>
          <table:table-cell office:value-type="float" office:value="0.661892525" calcext:value-type="float">
            <text:p>0.661892525</text:p>
          </table:table-cell>
          <table:table-cell office:value-type="float" office:value="0.662197436" calcext:value-type="float">
            <text:p>0.662197436</text:p>
          </table:table-cell>
          <table:table-cell office:value-type="float" office:value="0.663438366" calcext:value-type="float">
            <text:p>0.663438366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.715026669596244" calcext:value-type="float">
            <text:p>0.715026669596244</text:p>
          </table:table-cell>
          <table:table-cell office:value-type="float" office:value="0.000676166620457133" calcext:value-type="float">
            <text:p>0.000676166620457133</text:p>
          </table:table-cell>
          <table:table-cell office:value-type="float" office:value="0.711129251" calcext:value-type="float">
            <text:p>0.711129251</text:p>
          </table:table-cell>
          <table:table-cell office:value-type="float" office:value="0.71475697" calcext:value-type="float">
            <text:p>0.71475697</text:p>
          </table:table-cell>
          <table:table-cell office:value-type="float" office:value="0.715111303" calcext:value-type="float">
            <text:p>0.715111303</text:p>
          </table:table-cell>
          <table:table-cell office:value-type="float" office:value="0.715371606" calcext:value-type="float">
            <text:p>0.715371606</text:p>
          </table:table-cell>
          <table:table-cell office:value-type="float" office:value="0.718288218" calcext:value-type="float">
            <text:p>0.71828821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691001229608" calcext:value-type="float">
            <text:p>0.691001229608</text:p>
          </table:table-cell>
          <table:table-cell office:value-type="float" office:value="0.00232739868054908" calcext:value-type="float">
            <text:p>0.00232739868054908</text:p>
          </table:table-cell>
          <table:table-cell office:value-type="float" office:value="0.685688798" calcext:value-type="float">
            <text:p>0.685688798</text:p>
          </table:table-cell>
          <table:table-cell office:value-type="float" office:value="0.689295981" calcext:value-type="float">
            <text:p>0.689295981</text:p>
          </table:table-cell>
          <table:table-cell office:value-type="float" office:value="0.691056234" calcext:value-type="float">
            <text:p>0.691056234</text:p>
          </table:table-cell>
          <table:table-cell office:value-type="float" office:value="0.69309600375" calcext:value-type="float">
            <text:p>0.69309600375</text:p>
          </table:table-cell>
          <table:table-cell office:value-type="float" office:value="0.696177516" calcext:value-type="float">
            <text:p>0.696177516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.679001581435897" calcext:value-type="float">
            <text:p>0.679001581435897</text:p>
          </table:table-cell>
          <table:table-cell office:value-type="float" office:value="0.000587246914658693" calcext:value-type="float">
            <text:p>0.000587246914658693</text:p>
          </table:table-cell>
          <table:table-cell office:value-type="float" office:value="0.676851672" calcext:value-type="float">
            <text:p>0.676851672</text:p>
          </table:table-cell>
          <table:table-cell office:value-type="float" office:value="0.6786897595" calcext:value-type="float">
            <text:p>0.6786897595</text:p>
          </table:table-cell>
          <table:table-cell office:value-type="float" office:value="0.679059661" calcext:value-type="float">
            <text:p>0.679059661</text:p>
          </table:table-cell>
          <table:table-cell office:value-type="float" office:value="0.6793832665" calcext:value-type="float">
            <text:p>0.6793832665</text:p>
          </table:table-cell>
          <table:table-cell office:value-type="float" office:value="0.68054799" calcext:value-type="float">
            <text:p>0.68054799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.704309307004425" calcext:value-type="float">
            <text:p>0.704309307004425</text:p>
          </table:table-cell>
          <table:table-cell office:value-type="float" office:value="0.000747851568188874" calcext:value-type="float">
            <text:p>0.000747851568188874</text:p>
          </table:table-cell>
          <table:table-cell office:value-type="float" office:value="0.702443357" calcext:value-type="float">
            <text:p>0.702443357</text:p>
          </table:table-cell>
          <table:table-cell office:value-type="float" office:value="0.703810509" calcext:value-type="float">
            <text:p>0.703810509</text:p>
          </table:table-cell>
          <table:table-cell office:value-type="float" office:value="0.7042942415" calcext:value-type="float">
            <text:p>0.7042942415</text:p>
          </table:table-cell>
          <table:table-cell office:value-type="float" office:value="0.704772819" calcext:value-type="float">
            <text:p>0.704772819</text:p>
          </table:table-cell>
          <table:table-cell office:value-type="float" office:value="0.706226579" calcext:value-type="float">
            <text:p>0.706226579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.737540472360577" calcext:value-type="float">
            <text:p>0.737540472360577</text:p>
          </table:table-cell>
          <table:table-cell office:value-type="float" office:value="0.00061316760192231" calcext:value-type="float">
            <text:p>0.00061316760192231</text:p>
          </table:table-cell>
          <table:table-cell office:value-type="float" office:value="0.735757576" calcext:value-type="float">
            <text:p>0.735757576</text:p>
          </table:table-cell>
          <table:table-cell office:value-type="float" office:value="0.737164643" calcext:value-type="float">
            <text:p>0.737164643</text:p>
          </table:table-cell>
          <table:table-cell office:value-type="float" office:value="0.7375143985" calcext:value-type="float">
            <text:p>0.7375143985</text:p>
          </table:table-cell>
          <table:table-cell office:value-type="float" office:value="0.7379281005" calcext:value-type="float">
            <text:p>0.7379281005</text:p>
          </table:table-cell>
          <table:table-cell office:value-type="float" office:value="0.73902546" calcext:value-type="float">
            <text:p>0.73902546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.748210372175355" calcext:value-type="float">
            <text:p>0.748210372175355</text:p>
          </table:table-cell>
          <table:table-cell office:value-type="float" office:value="0.00578546374718309" calcext:value-type="float">
            <text:p>0.00578546374718309</text:p>
          </table:table-cell>
          <table:table-cell office:value-type="float" office:value="0.738491284" calcext:value-type="float">
            <text:p>0.738491284</text:p>
          </table:table-cell>
          <table:table-cell office:value-type="float" office:value="0.7461150175" calcext:value-type="float">
            <text:p>0.7461150175</text:p>
          </table:table-cell>
          <table:table-cell office:value-type="float" office:value="0.747054766" calcext:value-type="float">
            <text:p>0.747054766</text:p>
          </table:table-cell>
          <table:table-cell office:value-type="float" office:value="0.748395414" calcext:value-type="float">
            <text:p>0.748395414</text:p>
          </table:table-cell>
          <table:table-cell office:value-type="float" office:value="0.782141172" calcext:value-type="float">
            <text:p>0.782141172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52892262333333" calcext:value-type="float">
            <text:p>0.752892262333333</text:p>
          </table:table-cell>
          <table:table-cell office:value-type="float" office:value="0.00325910185496594" calcext:value-type="float">
            <text:p>0.00325910185496594</text:p>
          </table:table-cell>
          <table:table-cell office:value-type="float" office:value="0.749133262" calcext:value-type="float">
            <text:p>0.749133262</text:p>
          </table:table-cell>
          <table:table-cell office:value-type="float" office:value="0.751874759" calcext:value-type="float">
            <text:p>0.751874759</text:p>
          </table:table-cell>
          <table:table-cell office:value-type="float" office:value="0.754616256" calcext:value-type="float">
            <text:p>0.754616256</text:p>
          </table:table-cell>
          <table:table-cell office:value-type="float" office:value="0.7547717625" calcext:value-type="float">
            <text:p>0.7547717625</text:p>
          </table:table-cell>
          <table:table-cell office:value-type="float" office:value="0.754927269" calcext:value-type="float">
            <text:p>0.754927269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.791881271910931" calcext:value-type="float">
            <text:p>0.791881271910931</text:p>
          </table:table-cell>
          <table:table-cell office:value-type="float" office:value="0.00118589085553294" calcext:value-type="float">
            <text:p>0.00118589085553294</text:p>
          </table:table-cell>
          <table:table-cell office:value-type="float" office:value="0.788212766" calcext:value-type="float">
            <text:p>0.788212766</text:p>
          </table:table-cell>
          <table:table-cell office:value-type="float" office:value="0.791103878" calcext:value-type="float">
            <text:p>0.791103878</text:p>
          </table:table-cell>
          <table:table-cell office:value-type="float" office:value="0.791944985" calcext:value-type="float">
            <text:p>0.791944985</text:p>
          </table:table-cell>
          <table:table-cell office:value-type="float" office:value="0.7926915885" calcext:value-type="float">
            <text:p>0.7926915885</text:p>
          </table:table-cell>
          <table:table-cell office:value-type="float" office:value="0.794794988" calcext:value-type="float">
            <text:p>0.79479498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.777298667287179" calcext:value-type="float">
            <text:p>0.777298667287179</text:p>
          </table:table-cell>
          <table:table-cell office:value-type="float" office:value="0.000662954123251972" calcext:value-type="float">
            <text:p>0.000662954123251972</text:p>
          </table:table-cell>
          <table:table-cell office:value-type="float" office:value="0.775807457" calcext:value-type="float">
            <text:p>0.775807457</text:p>
          </table:table-cell>
          <table:table-cell office:value-type="float" office:value="0.776852416" calcext:value-type="float">
            <text:p>0.776852416</text:p>
          </table:table-cell>
          <table:table-cell office:value-type="float" office:value="0.777253035" calcext:value-type="float">
            <text:p>0.777253035</text:p>
          </table:table-cell>
          <table:table-cell office:value-type="float" office:value="0.7777500125" calcext:value-type="float">
            <text:p>0.7777500125</text:p>
          </table:table-cell>
          <table:table-cell office:value-type="float" office:value="0.779020409" calcext:value-type="float">
            <text:p>0.779020409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7904263" calcext:value-type="float">
            <text:p>0.797904263</text:p>
          </table:table-cell>
          <table:table-cell/>
          <table:table-cell table:number-columns-repeated="5" office:value-type="float" office:value="0.797904263" calcext:value-type="float">
            <text:p>0.797904263</text:p>
          </table:table-cell>
          <table:table-cell office:value-type="string" calcext:value-type="string">
            <text:p>inf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6.22807772385492" calcext:value-type="float">
            <text:p>6.22807772385492</text:p>
          </table:table-cell>
          <table:table-cell office:value-type="float" office:value="0.00229611582431898" calcext:value-type="float">
            <text:p>0.00229611582431898</text:p>
          </table:table-cell>
          <table:table-cell office:value-type="float" office:value="6.211848594" calcext:value-type="float">
            <text:p>6.211848594</text:p>
          </table:table-cell>
          <table:table-cell office:value-type="float" office:value="6.227243942" calcext:value-type="float">
            <text:p>6.227243942</text:p>
          </table:table-cell>
          <table:table-cell office:value-type="float" office:value="6.228149611" calcext:value-type="float">
            <text:p>6.228149611</text:p>
          </table:table-cell>
          <table:table-cell office:value-type="float" office:value="6.229237088" calcext:value-type="float">
            <text:p>6.229237088</text:p>
          </table:table-cell>
          <table:table-cell office:value-type="float" office:value="6.231901061" calcext:value-type="float">
            <text:p>6.231901061</text:p>
          </table:table-cell>
          <table:table-cell office:value-type="float" office:value="107.602590795164" calcext:value-type="float">
            <text:p>107.6025907951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10" calcext:value-type="float">
            <text:p>210</text:p>
          </table:table-cell>
          <table:table-cell office:value-type="float" office:value="7.27854841272381" calcext:value-type="float">
            <text:p>7.27854841272381</text:p>
          </table:table-cell>
          <table:table-cell office:value-type="float" office:value="0.00535246371979417" calcext:value-type="float">
            <text:p>0.00535246371979417</text:p>
          </table:table-cell>
          <table:table-cell office:value-type="float" office:value="7.262779807" calcext:value-type="float">
            <text:p>7.262779807</text:p>
          </table:table-cell>
          <table:table-cell office:value-type="float" office:value="7.27447046175" calcext:value-type="float">
            <text:p>7.27447046175</text:p>
          </table:table-cell>
          <table:table-cell office:value-type="float" office:value="7.277897287" calcext:value-type="float">
            <text:p>7.277897287</text:p>
          </table:table-cell>
          <table:table-cell office:value-type="float" office:value="7.28165920375" calcext:value-type="float">
            <text:p>7.28165920375</text:p>
          </table:table-cell>
          <table:table-cell office:value-type="float" office:value="7.295962377" calcext:value-type="float">
            <text:p>7.295962377</text:p>
          </table:table-cell>
          <table:table-cell office:value-type="float" office:value="107.958526077823" calcext:value-type="float">
            <text:p>107.9585260778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8.0974690038895" calcext:value-type="float">
            <text:p>8.0974690038895</text:p>
          </table:table-cell>
          <table:table-cell office:value-type="float" office:value="0.00300050009394538" calcext:value-type="float">
            <text:p>0.00300050009394538</text:p>
          </table:table-cell>
          <table:table-cell office:value-type="float" office:value="8.088822943" calcext:value-type="float">
            <text:p>8.088822943</text:p>
          </table:table-cell>
          <table:table-cell office:value-type="float" office:value="8.096013442" calcext:value-type="float">
            <text:p>8.096013442</text:p>
          </table:table-cell>
          <table:table-cell office:value-type="float" office:value="8.097402325" calcext:value-type="float">
            <text:p>8.097402325</text:p>
          </table:table-cell>
          <table:table-cell office:value-type="float" office:value="8.098936045" calcext:value-type="float">
            <text:p>8.098936045</text:p>
          </table:table-cell>
          <table:table-cell office:value-type="float" office:value="8.122385976" calcext:value-type="float">
            <text:p>8.122385976</text:p>
          </table:table-cell>
          <table:table-cell office:value-type="float" office:value="102.436725097238" calcext:value-type="float">
            <text:p>102.4367250972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office:value-type="float" office:value="8.36508692097009" calcext:value-type="float">
            <text:p>8.36508692097009</text:p>
          </table:table-cell>
          <table:table-cell office:value-type="float" office:value="0.0108122579884023" calcext:value-type="float">
            <text:p>0.0108122579884023</text:p>
          </table:table-cell>
          <table:table-cell office:value-type="float" office:value="8.346989344" calcext:value-type="float">
            <text:p>8.346989344</text:p>
          </table:table-cell>
          <table:table-cell office:value-type="float" office:value="8.3549297055" calcext:value-type="float">
            <text:p>8.3549297055</text:p>
          </table:table-cell>
          <table:table-cell office:value-type="float" office:value="8.3673219165" calcext:value-type="float">
            <text:p>8.3673219165</text:p>
          </table:table-cell>
          <table:table-cell office:value-type="float" office:value="8.372548284" calcext:value-type="float">
            <text:p>8.372548284</text:p>
          </table:table-cell>
          <table:table-cell office:value-type="float" office:value="8.414804435" calcext:value-type="float">
            <text:p>8.414804435</text:p>
          </table:table-cell>
          <table:table-cell office:value-type="float" office:value="109.127173024252" calcext:value-type="float">
            <text:p>109.12717302425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office:value-type="float" office:value="8.35312377333673" calcext:value-type="float">
            <text:p>8.35312377333673</text:p>
          </table:table-cell>
          <table:table-cell office:value-type="float" office:value="0.00153738081840144" calcext:value-type="float">
            <text:p>0.00153738081840144</text:p>
          </table:table-cell>
          <table:table-cell office:value-type="float" office:value="8.349308864" calcext:value-type="float">
            <text:p>8.349308864</text:p>
          </table:table-cell>
          <table:table-cell office:value-type="float" office:value="8.35217293875" calcext:value-type="float">
            <text:p>8.35217293875</text:p>
          </table:table-cell>
          <table:table-cell office:value-type="float" office:value="8.3530314635" calcext:value-type="float">
            <text:p>8.3530314635</text:p>
          </table:table-cell>
          <table:table-cell office:value-type="float" office:value="8.35417876825" calcext:value-type="float">
            <text:p>8.35417876825</text:p>
          </table:table-cell>
          <table:table-cell office:value-type="float" office:value="8.357718" calcext:value-type="float">
            <text:p>8.357718</text:p>
          </table:table-cell>
          <table:table-cell office:value-type="float" office:value="108.828094333418" calcext:value-type="float">
            <text:p>108.8280943334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223" calcext:value-type="float">
            <text:p>223</text:p>
          </table:table-cell>
          <table:table-cell office:value-type="float" office:value="9.40194321343946" calcext:value-type="float">
            <text:p>9.40194321343946</text:p>
          </table:table-cell>
          <table:table-cell office:value-type="float" office:value="0.00237294398254328" calcext:value-type="float">
            <text:p>0.00237294398254328</text:p>
          </table:table-cell>
          <table:table-cell office:value-type="float" office:value="9.394991962" calcext:value-type="float">
            <text:p>9.394991962</text:p>
          </table:table-cell>
          <table:table-cell office:value-type="float" office:value="9.4003083745" calcext:value-type="float">
            <text:p>9.4003083745</text:p>
          </table:table-cell>
          <table:table-cell office:value-type="float" office:value="9.401943808" calcext:value-type="float">
            <text:p>9.401943808</text:p>
          </table:table-cell>
          <table:table-cell office:value-type="float" office:value="9.403768217" calcext:value-type="float">
            <text:p>9.403768217</text:p>
          </table:table-cell>
          <table:table-cell office:value-type="float" office:value="9.4084119" calcext:value-type="float">
            <text:p>9.4084119</text:p>
          </table:table-cell>
          <table:table-cell office:value-type="float" office:value="108.932071409766" calcext:value-type="float">
            <text:p>108.9320714097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10.2328017298738" calcext:value-type="float">
            <text:p>10.2328017298738</text:p>
          </table:table-cell>
          <table:table-cell office:value-type="float" office:value="0.0123175268019898" calcext:value-type="float">
            <text:p>0.0123175268019898</text:p>
          </table:table-cell>
          <table:table-cell office:value-type="float" office:value="10.180315064" calcext:value-type="float">
            <text:p>10.180315064</text:p>
          </table:table-cell>
          <table:table-cell office:value-type="float" office:value="10.2280830765" calcext:value-type="float">
            <text:p>10.2280830765</text:p>
          </table:table-cell>
          <table:table-cell office:value-type="float" office:value="10.2331600845" calcext:value-type="float">
            <text:p>10.2331600845</text:p>
          </table:table-cell>
          <table:table-cell office:value-type="float" office:value="10.2376292925" calcext:value-type="float">
            <text:p>10.2376292925</text:p>
          </table:table-cell>
          <table:table-cell office:value-type="float" office:value="10.355341032" calcext:value-type="float">
            <text:p>10.355341032</text:p>
          </table:table-cell>
          <table:table-cell office:value-type="float" office:value="104.656034597477" calcext:value-type="float">
            <text:p>104.6560345974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10.4244775782961" calcext:value-type="float">
            <text:p>10.4244775782961</text:p>
          </table:table-cell>
          <table:table-cell office:value-type="float" office:value="0.00397151430253243" calcext:value-type="float">
            <text:p>0.00397151430253243</text:p>
          </table:table-cell>
          <table:table-cell office:value-type="float" office:value="10.413039039" calcext:value-type="float">
            <text:p>10.413039039</text:p>
          </table:table-cell>
          <table:table-cell office:value-type="float" office:value="10.42177624325" calcext:value-type="float">
            <text:p>10.42177624325</text:p>
          </table:table-cell>
          <table:table-cell office:value-type="float" office:value="10.424630626" calcext:value-type="float">
            <text:p>10.424630626</text:p>
          </table:table-cell>
          <table:table-cell office:value-type="float" office:value="10.4270278125" calcext:value-type="float">
            <text:p>10.4270278125</text:p>
          </table:table-cell>
          <table:table-cell office:value-type="float" office:value="10.434657906" calcext:value-type="float">
            <text:p>10.434657906</text:p>
          </table:table-cell>
          <table:table-cell office:value-type="float" office:value="108.489551565922" calcext:value-type="float">
            <text:p>108.4895515659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10.4661307795226" calcext:value-type="float">
            <text:p>10.4661307795226</text:p>
          </table:table-cell>
          <table:table-cell office:value-type="float" office:value="0.0101025874505449" calcext:value-type="float">
            <text:p>0.0101025874505449</text:p>
          </table:table-cell>
          <table:table-cell office:value-type="float" office:value="10.431654877" calcext:value-type="float">
            <text:p>10.431654877</text:p>
          </table:table-cell>
          <table:table-cell office:value-type="float" office:value="10.464685165" calcext:value-type="float">
            <text:p>10.464685165</text:p>
          </table:table-cell>
          <table:table-cell office:value-type="float" office:value="10.4686993025" calcext:value-type="float">
            <text:p>10.4686993025</text:p>
          </table:table-cell>
          <table:table-cell office:value-type="float" office:value="10.471716293" calcext:value-type="float">
            <text:p>10.471716293</text:p>
          </table:table-cell>
          <table:table-cell office:value-type="float" office:value="10.478894374" calcext:value-type="float">
            <text:p>10.478894374</text:p>
          </table:table-cell>
          <table:table-cell office:value-type="float" office:value="109.322615590451" calcext:value-type="float">
            <text:p>109.3226155904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office:value-type="float" office:value="201" calcext:value-type="float">
            <text:p>201</text:p>
          </table:table-cell>
          <table:table-cell office:value-type="float" office:value="11.5121851315025" calcext:value-type="float">
            <text:p>11.5121851315025</text:p>
          </table:table-cell>
          <table:table-cell office:value-type="float" office:value="0.00642865806420555" calcext:value-type="float">
            <text:p>0.00642865806420555</text:p>
          </table:table-cell>
          <table:table-cell office:value-type="float" office:value="11.473198149" calcext:value-type="float">
            <text:p>11.473198149</text:p>
          </table:table-cell>
          <table:table-cell office:value-type="float" office:value="11.509359774" calcext:value-type="float">
            <text:p>11.509359774</text:p>
          </table:table-cell>
          <table:table-cell office:value-type="float" office:value="11.512662727" calcext:value-type="float">
            <text:p>11.512662727</text:p>
          </table:table-cell>
          <table:table-cell office:value-type="float" office:value="11.515780206" calcext:value-type="float">
            <text:p>11.515780206</text:p>
          </table:table-cell>
          <table:table-cell office:value-type="float" office:value="11.525500492" calcext:value-type="float">
            <text:p>11.525500492</text:p>
          </table:table-cell>
          <table:table-cell office:value-type="float" office:value="109.312456936409" calcext:value-type="float">
            <text:p>109.3124569364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2.411933035935" calcext:value-type="float">
            <text:p>12.411933035935</text:p>
          </table:table-cell>
          <table:table-cell office:value-type="float" office:value="0.00760199728091407" calcext:value-type="float">
            <text:p>0.00760199728091407</text:p>
          </table:table-cell>
          <table:table-cell office:value-type="float" office:value="12.384565752" calcext:value-type="float">
            <text:p>12.384565752</text:p>
          </table:table-cell>
          <table:table-cell office:value-type="float" office:value="12.4076713455" calcext:value-type="float">
            <text:p>12.4076713455</text:p>
          </table:table-cell>
          <table:table-cell office:value-type="float" office:value="12.4116402935" calcext:value-type="float">
            <text:p>12.4116402935</text:p>
          </table:table-cell>
          <table:table-cell office:value-type="float" office:value="12.41603699325" calcext:value-type="float">
            <text:p>12.41603699325</text:p>
          </table:table-cell>
          <table:table-cell office:value-type="float" office:value="12.447967501" calcext:value-type="float">
            <text:p>12.447967501</text:p>
          </table:table-cell>
          <table:table-cell office:value-type="float" office:value="106.865550598916" calcext:value-type="float">
            <text:p>106.8655505989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97" calcext:value-type="float">
            <text:p>197</text:p>
          </table:table-cell>
          <table:table-cell office:value-type="float" office:value="12.5294064616701" calcext:value-type="float">
            <text:p>12.5294064616701</text:p>
          </table:table-cell>
          <table:table-cell office:value-type="float" office:value="0.0209511287856027" calcext:value-type="float">
            <text:p>0.0209511287856027</text:p>
          </table:table-cell>
          <table:table-cell office:value-type="float" office:value="12.498390742" calcext:value-type="float">
            <text:p>12.498390742</text:p>
          </table:table-cell>
          <table:table-cell office:value-type="float" office:value="12.51336344" calcext:value-type="float">
            <text:p>12.51336344</text:p>
          </table:table-cell>
          <table:table-cell office:value-type="float" office:value="12.522196844" calcext:value-type="float">
            <text:p>12.522196844</text:p>
          </table:table-cell>
          <table:table-cell office:value-type="float" office:value="12.54702186" calcext:value-type="float">
            <text:p>12.54702186</text:p>
          </table:table-cell>
          <table:table-cell office:value-type="float" office:value="12.585705293" calcext:value-type="float">
            <text:p>12.585705293</text:p>
          </table:table-cell>
          <table:table-cell office:value-type="float" office:value="108.823441027834" calcext:value-type="float">
            <text:p>108.823441027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  <table:table-cell office:value-type="float" office:value="12.6117841777761" calcext:value-type="float">
            <text:p>12.6117841777761</text:p>
          </table:table-cell>
          <table:table-cell office:value-type="float" office:value="0.00611473859572326" calcext:value-type="float">
            <text:p>0.00611473859572326</text:p>
          </table:table-cell>
          <table:table-cell office:value-type="float" office:value="12.589347881" calcext:value-type="float">
            <text:p>12.589347881</text:p>
          </table:table-cell>
          <table:table-cell office:value-type="float" office:value="12.608072725" calcext:value-type="float">
            <text:p>12.608072725</text:p>
          </table:table-cell>
          <table:table-cell office:value-type="float" office:value="12.611901535" calcext:value-type="float">
            <text:p>12.611901535</text:p>
          </table:table-cell>
          <table:table-cell office:value-type="float" office:value="12.615650277" calcext:value-type="float">
            <text:p>12.615650277</text:p>
          </table:table-cell>
          <table:table-cell office:value-type="float" office:value="12.631448447" calcext:value-type="float">
            <text:p>12.631448447</text:p>
          </table:table-cell>
          <table:table-cell office:value-type="float" office:value="110.196402962935" calcext:value-type="float">
            <text:p>110.1964029629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193" calcext:value-type="float">
            <text:p>193</text:p>
          </table:table-cell>
          <table:table-cell office:value-type="float" office:value="13.5529919158135" calcext:value-type="float">
            <text:p>13.5529919158135</text:p>
          </table:table-cell>
          <table:table-cell office:value-type="float" office:value="0.0293377389129273" calcext:value-type="float">
            <text:p>0.0293377389129273</text:p>
          </table:table-cell>
          <table:table-cell office:value-type="float" office:value="13.504662243" calcext:value-type="float">
            <text:p>13.504662243</text:p>
          </table:table-cell>
          <table:table-cell office:value-type="float" office:value="13.527582463" calcext:value-type="float">
            <text:p>13.527582463</text:p>
          </table:table-cell>
          <table:table-cell office:value-type="float" office:value="13.541956618" calcext:value-type="float">
            <text:p>13.541956618</text:p>
          </table:table-cell>
          <table:table-cell office:value-type="float" office:value="13.580629567" calcext:value-type="float">
            <text:p>13.580629567</text:p>
          </table:table-cell>
          <table:table-cell office:value-type="float" office:value="13.64912601" calcext:value-type="float">
            <text:p>13.64912601</text:p>
          </table:table-cell>
          <table:table-cell office:value-type="float" office:value="108.507567935592" calcext:value-type="float">
            <text:p>108.5075679355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14.3585966450255" calcext:value-type="float">
            <text:p>14.3585966450255</text:p>
          </table:table-cell>
          <table:table-cell office:value-type="float" office:value="0.0224129151235471" calcext:value-type="float">
            <text:p>0.0224129151235471</text:p>
          </table:table-cell>
          <table:table-cell office:value-type="float" office:value="14.318637861" calcext:value-type="float">
            <text:p>14.318637861</text:p>
          </table:table-cell>
          <table:table-cell office:value-type="float" office:value="14.3467377825" calcext:value-type="float">
            <text:p>14.3467377825</text:p>
          </table:table-cell>
          <table:table-cell office:value-type="float" office:value="14.35547737" calcext:value-type="float">
            <text:p>14.35547737</text:p>
          </table:table-cell>
          <table:table-cell office:value-type="float" office:value="14.36401615725" calcext:value-type="float">
            <text:p>14.36401615725</text:p>
          </table:table-cell>
          <table:table-cell office:value-type="float" office:value="14.460599655" calcext:value-type="float">
            <text:p>14.460599655</text:p>
          </table:table-cell>
          <table:table-cell office:value-type="float" office:value="105.12280921465" calcext:value-type="float">
            <text:p>105.122809214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float" office:value="14.5560831086713" calcext:value-type="float">
            <text:p>14.5560831086713</text:p>
          </table:table-cell>
          <table:table-cell office:value-type="float" office:value="0.0193076954168835" calcext:value-type="float">
            <text:p>0.0193076954168835</text:p>
          </table:table-cell>
          <table:table-cell office:value-type="float" office:value="14.516624577" calcext:value-type="float">
            <text:p>14.516624577</text:p>
          </table:table-cell>
          <table:table-cell office:value-type="float" office:value="14.5365799285" calcext:value-type="float">
            <text:p>14.5365799285</text:p>
          </table:table-cell>
          <table:table-cell office:value-type="float" office:value="14.5609420145" calcext:value-type="float">
            <text:p>14.5609420145</text:p>
          </table:table-cell>
          <table:table-cell office:value-type="float" office:value="14.5719089015" calcext:value-type="float">
            <text:p>14.5719089015</text:p>
          </table:table-cell>
          <table:table-cell office:value-type="float" office:value="14.592338035" calcext:value-type="float">
            <text:p>14.592338035</text:p>
          </table:table-cell>
          <table:table-cell office:value-type="float" office:value="107.94404440959" calcext:value-type="float">
            <text:p>107.944044409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15" calcext:value-type="float">
            <text:p>215</text:p>
          </table:table-cell>
          <table:table-cell office:value-type="float" office:value="14.6066017758465" calcext:value-type="float">
            <text:p>14.6066017758465</text:p>
          </table:table-cell>
          <table:table-cell office:value-type="float" office:value="0.0364143373151996" calcext:value-type="float">
            <text:p>0.0364143373151996</text:p>
          </table:table-cell>
          <table:table-cell office:value-type="float" office:value="14.544576842" calcext:value-type="float">
            <text:p>14.544576842</text:p>
          </table:table-cell>
          <table:table-cell office:value-type="float" office:value="14.576242764" calcext:value-type="float">
            <text:p>14.576242764</text:p>
          </table:table-cell>
          <table:table-cell office:value-type="float" office:value="14.590978201" calcext:value-type="float">
            <text:p>14.590978201</text:p>
          </table:table-cell>
          <table:table-cell office:value-type="float" office:value="14.636132893" calcext:value-type="float">
            <text:p>14.636132893</text:p>
          </table:table-cell>
          <table:table-cell office:value-type="float" office:value="14.710788824" calcext:value-type="float">
            <text:p>14.710788824</text:p>
          </table:table-cell>
          <table:table-cell office:value-type="float" office:value="108.66573965495" calcext:value-type="float">
            <text:p>108.665739654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7" calcext:value-type="float">
            <text:p>197</text:p>
          </table:table-cell>
          <table:table-cell office:value-type="float" office:value="14.5788037353147" calcext:value-type="float">
            <text:p>14.5788037353147</text:p>
          </table:table-cell>
          <table:table-cell office:value-type="float" office:value="0.0113063839732252" calcext:value-type="float">
            <text:p>0.0113063839732252</text:p>
          </table:table-cell>
          <table:table-cell office:value-type="float" office:value="14.548872196" calcext:value-type="float">
            <text:p>14.548872196</text:p>
          </table:table-cell>
          <table:table-cell office:value-type="float" office:value="14.572575967" calcext:value-type="float">
            <text:p>14.572575967</text:p>
          </table:table-cell>
          <table:table-cell office:value-type="float" office:value="14.579504442" calcext:value-type="float">
            <text:p>14.579504442</text:p>
          </table:table-cell>
          <table:table-cell office:value-type="float" office:value="14.586760035" calcext:value-type="float">
            <text:p>14.586760035</text:p>
          </table:table-cell>
          <table:table-cell office:value-type="float" office:value="14.605924707" calcext:value-type="float">
            <text:p>14.605924707</text:p>
          </table:table-cell>
          <table:table-cell office:value-type="float" office:value="108.26862479021" calcext:value-type="float">
            <text:p>108.268624790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26" calcext:value-type="float">
            <text:p>226</text:p>
          </table:table-cell>
          <table:table-cell office:value-type="float" office:value="14.6188484972345" calcext:value-type="float">
            <text:p>14.6188484972345</text:p>
          </table:table-cell>
          <table:table-cell office:value-type="float" office:value="0.00446128826457754" calcext:value-type="float">
            <text:p>0.00446128826457754</text:p>
          </table:table-cell>
          <table:table-cell office:value-type="float" office:value="14.608307159" calcext:value-type="float">
            <text:p>14.608307159</text:p>
          </table:table-cell>
          <table:table-cell office:value-type="float" office:value="14.61592776375" calcext:value-type="float">
            <text:p>14.61592776375</text:p>
          </table:table-cell>
          <table:table-cell office:value-type="float" office:value="14.618754332" calcext:value-type="float">
            <text:p>14.618754332</text:p>
          </table:table-cell>
          <table:table-cell office:value-type="float" office:value="14.621653321" calcext:value-type="float">
            <text:p>14.621653321</text:p>
          </table:table-cell>
          <table:table-cell office:value-type="float" office:value="14.63053241" calcext:value-type="float">
            <text:p>14.63053241</text:p>
          </table:table-cell>
          <table:table-cell office:value-type="float" office:value="108.840692817636" calcext:value-type="float">
            <text:p>108.8406928176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5" calcext:value-type="float">
            <text:p>7.5</text:p>
          </table:table-cell>
          <table:table-cell office:value-type="float" office:value="199" calcext:value-type="float">
            <text:p>199</text:p>
          </table:table-cell>
          <table:table-cell office:value-type="float" office:value="15.6507144182462" calcext:value-type="float">
            <text:p>15.6507144182462</text:p>
          </table:table-cell>
          <table:table-cell office:value-type="float" office:value="0.00761032621138122" calcext:value-type="float">
            <text:p>0.00761032621138122</text:p>
          </table:table-cell>
          <table:table-cell office:value-type="float" office:value="15.628257324" calcext:value-type="float">
            <text:p>15.628257324</text:p>
          </table:table-cell>
          <table:table-cell office:value-type="float" office:value="15.645457076" calcext:value-type="float">
            <text:p>15.645457076</text:p>
          </table:table-cell>
          <table:table-cell office:value-type="float" office:value="15.651046831" calcext:value-type="float">
            <text:p>15.651046831</text:p>
          </table:table-cell>
          <table:table-cell office:value-type="float" office:value="15.656082178" calcext:value-type="float">
            <text:p>15.656082178</text:p>
          </table:table-cell>
          <table:table-cell office:value-type="float" office:value="15.672504293" calcext:value-type="float">
            <text:p>15.672504293</text:p>
          </table:table-cell>
          <table:table-cell office:value-type="float" office:value="108.676192243283" calcext:value-type="float">
            <text:p>108.6761922432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float" office:value="16.3653767512074" calcext:value-type="float">
            <text:p>16.3653767512074</text:p>
          </table:table-cell>
          <table:table-cell office:value-type="float" office:value="0.0126483798020675" calcext:value-type="float">
            <text:p>0.0126483798020675</text:p>
          </table:table-cell>
          <table:table-cell office:value-type="float" office:value="16.336046473" calcext:value-type="float">
            <text:p>16.336046473</text:p>
          </table:table-cell>
          <table:table-cell office:value-type="float" office:value="16.356952378" calcext:value-type="float">
            <text:p>16.356952378</text:p>
          </table:table-cell>
          <table:table-cell office:value-type="float" office:value="16.364423551" calcext:value-type="float">
            <text:p>16.364423551</text:p>
          </table:table-cell>
          <table:table-cell office:value-type="float" office:value="16.372792041" calcext:value-type="float">
            <text:p>16.372792041</text:p>
          </table:table-cell>
          <table:table-cell office:value-type="float" office:value="16.405096677" calcext:value-type="float">
            <text:p>16.405096677</text:p>
          </table:table-cell>
          <table:table-cell office:value-type="float" office:value="104.567209390092" calcext:value-type="float">
            <text:p>104.5672093900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3" calcext:value-type="float">
            <text:p>213</text:p>
          </table:table-cell>
          <table:table-cell office:value-type="float" office:value="16.5908575602019" calcext:value-type="float">
            <text:p>16.5908575602019</text:p>
          </table:table-cell>
          <table:table-cell office:value-type="float" office:value="0.0164108115931016" calcext:value-type="float">
            <text:p>0.0164108115931016</text:p>
          </table:table-cell>
          <table:table-cell office:value-type="float" office:value="16.486575327" calcext:value-type="float">
            <text:p>16.486575327</text:p>
          </table:table-cell>
          <table:table-cell office:value-type="float" office:value="16.586648129" calcext:value-type="float">
            <text:p>16.586648129</text:p>
          </table:table-cell>
          <table:table-cell office:value-type="float" office:value="16.592997146" calcext:value-type="float">
            <text:p>16.592997146</text:p>
          </table:table-cell>
          <table:table-cell office:value-type="float" office:value="16.59893189" calcext:value-type="float">
            <text:p>16.59893189</text:p>
          </table:table-cell>
          <table:table-cell office:value-type="float" office:value="16.636193498" calcext:value-type="float">
            <text:p>16.636193498</text:p>
          </table:table-cell>
          <table:table-cell office:value-type="float" office:value="107.385719502524" calcext:value-type="float">
            <text:p>107.3857195025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6.610525547756" calcext:value-type="float">
            <text:p>16.610525547756</text:p>
          </table:table-cell>
          <table:table-cell office:value-type="float" office:value="0.054422977397116" calcext:value-type="float">
            <text:p>0.054422977397116</text:p>
          </table:table-cell>
          <table:table-cell office:value-type="float" office:value="16.49407563" calcext:value-type="float">
            <text:p>16.49407563</text:p>
          </table:table-cell>
          <table:table-cell office:value-type="float" office:value="16.587446106" calcext:value-type="float">
            <text:p>16.587446106</text:p>
          </table:table-cell>
          <table:table-cell office:value-type="float" office:value="16.6123117215" calcext:value-type="float">
            <text:p>16.6123117215</text:p>
          </table:table-cell>
          <table:table-cell office:value-type="float" office:value="16.65158353625" calcext:value-type="float">
            <text:p>16.65158353625</text:p>
          </table:table-cell>
          <table:table-cell office:value-type="float" office:value="16.713642354" calcext:value-type="float">
            <text:p>16.713642354</text:p>
          </table:table-cell>
          <table:table-cell office:value-type="float" office:value="107.63156934695" calcext:value-type="float">
            <text:p>107.631569346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office:value-type="float" office:value="16.6097950978256" calcext:value-type="float">
            <text:p>16.6097950978256</text:p>
          </table:table-cell>
          <table:table-cell office:value-type="float" office:value="0.014245954248265" calcext:value-type="float">
            <text:p>0.014245954248265</text:p>
          </table:table-cell>
          <table:table-cell office:value-type="float" office:value="16.554909184" calcext:value-type="float">
            <text:p>16.554909184</text:p>
          </table:table-cell>
          <table:table-cell office:value-type="float" office:value="16.603159395" calcext:value-type="float">
            <text:p>16.603159395</text:p>
          </table:table-cell>
          <table:table-cell office:value-type="float" office:value="16.610919281" calcext:value-type="float">
            <text:p>16.610919281</text:p>
          </table:table-cell>
          <table:table-cell office:value-type="float" office:value="16.6187297215" calcext:value-type="float">
            <text:p>16.6187297215</text:p>
          </table:table-cell>
          <table:table-cell office:value-type="float" office:value="16.644537983" calcext:value-type="float">
            <text:p>16.644537983</text:p>
          </table:table-cell>
          <table:table-cell office:value-type="float" office:value="107.622438722821" calcext:value-type="float">
            <text:p>107.6224387228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26" calcext:value-type="float">
            <text:p>226</text:p>
          </table:table-cell>
          <table:table-cell office:value-type="float" office:value="16.7175405724823" calcext:value-type="float">
            <text:p>16.7175405724823</text:p>
          </table:table-cell>
          <table:table-cell office:value-type="float" office:value="0.0169543704609874" calcext:value-type="float">
            <text:p>0.0169543704609874</text:p>
          </table:table-cell>
          <table:table-cell office:value-type="float" office:value="16.674425197" calcext:value-type="float">
            <text:p>16.674425197</text:p>
          </table:table-cell>
          <table:table-cell office:value-type="float" office:value="16.7063300685" calcext:value-type="float">
            <text:p>16.7063300685</text:p>
          </table:table-cell>
          <table:table-cell office:value-type="float" office:value="16.7172755225" calcext:value-type="float">
            <text:p>16.7172755225</text:p>
          </table:table-cell>
          <table:table-cell office:value-type="float" office:value="16.727862595" calcext:value-type="float">
            <text:p>16.727862595</text:p>
          </table:table-cell>
          <table:table-cell office:value-type="float" office:value="16.759443644" calcext:value-type="float">
            <text:p>16.759443644</text:p>
          </table:table-cell>
          <table:table-cell office:value-type="float" office:value="108.969257156029" calcext:value-type="float">
            <text:p>108.9692571560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5" calcext:value-type="float">
            <text:p>8.5</text:p>
          </table:table-cell>
          <table:table-cell office:value-type="float" office:value="208" calcext:value-type="float">
            <text:p>208</text:p>
          </table:table-cell>
          <table:table-cell office:value-type="float" office:value="17.7772806122981" calcext:value-type="float">
            <text:p>17.7772806122981</text:p>
          </table:table-cell>
          <table:table-cell office:value-type="float" office:value="0.014545706173408" calcext:value-type="float">
            <text:p>0.014545706173408</text:p>
          </table:table-cell>
          <table:table-cell office:value-type="float" office:value="17.736329553" calcext:value-type="float">
            <text:p>17.736329553</text:p>
          </table:table-cell>
          <table:table-cell office:value-type="float" office:value="17.76760046025" calcext:value-type="float">
            <text:p>17.76760046025</text:p>
          </table:table-cell>
          <table:table-cell office:value-type="float" office:value="17.7764583445" calcext:value-type="float">
            <text:p>17.7764583445</text:p>
          </table:table-cell>
          <table:table-cell office:value-type="float" office:value="17.78430875125" calcext:value-type="float">
            <text:p>17.78430875125</text:p>
          </table:table-cell>
          <table:table-cell office:value-type="float" office:value="17.81251686" calcext:value-type="float">
            <text:p>17.81251686</text:p>
          </table:table-cell>
          <table:table-cell office:value-type="float" office:value="109.144477791742" calcext:value-type="float">
            <text:p>109.1444777917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11" calcext:value-type="float">
            <text:p>211</text:p>
          </table:table-cell>
          <table:table-cell office:value-type="float" office:value="18.5335168596019" calcext:value-type="float">
            <text:p>18.5335168596019</text:p>
          </table:table-cell>
          <table:table-cell office:value-type="float" office:value="0.145038224869754" calcext:value-type="float">
            <text:p>0.145038224869754</text:p>
          </table:table-cell>
          <table:table-cell office:value-type="float" office:value="18.278235255" calcext:value-type="float">
            <text:p>18.278235255</text:p>
          </table:table-cell>
          <table:table-cell office:value-type="float" office:value="18.4796244675" calcext:value-type="float">
            <text:p>18.4796244675</text:p>
          </table:table-cell>
          <table:table-cell office:value-type="float" office:value="18.502627303" calcext:value-type="float">
            <text:p>18.502627303</text:p>
          </table:table-cell>
          <table:table-cell office:value-type="float" office:value="18.546219866" calcext:value-type="float">
            <text:p>18.546219866</text:p>
          </table:table-cell>
          <table:table-cell office:value-type="float" office:value="19.375219234" calcext:value-type="float">
            <text:p>19.375219234</text:p>
          </table:table-cell>
          <table:table-cell office:value-type="float" office:value="105.927965106688" calcext:value-type="float">
            <text:p>105.9279651066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.5949921856667" calcext:value-type="float">
            <text:p>18.5949921856667</text:p>
          </table:table-cell>
          <table:table-cell office:value-type="float" office:value="0.0620481675490743" calcext:value-type="float">
            <text:p>0.0620481675490743</text:p>
          </table:table-cell>
          <table:table-cell office:value-type="float" office:value="18.523502873" calcext:value-type="float">
            <text:p>18.523502873</text:p>
          </table:table-cell>
          <table:table-cell office:value-type="float" office:value="18.575062327" calcext:value-type="float">
            <text:p>18.575062327</text:p>
          </table:table-cell>
          <table:table-cell office:value-type="float" office:value="18.626621781" calcext:value-type="float">
            <text:p>18.626621781</text:p>
          </table:table-cell>
          <table:table-cell office:value-type="float" office:value="18.630736842" calcext:value-type="float">
            <text:p>18.630736842</text:p>
          </table:table-cell>
          <table:table-cell office:value-type="float" office:value="18.634851903" calcext:value-type="float">
            <text:p>18.634851903</text:p>
          </table:table-cell>
          <table:table-cell office:value-type="float" office:value="106.611024285185" calcext:value-type="float">
            <text:p>106.6110242851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47" calcext:value-type="float">
            <text:p>247</text:p>
          </table:table-cell>
          <table:table-cell office:value-type="float" office:value="18.6052648239838" calcext:value-type="float">
            <text:p>18.6052648239838</text:p>
          </table:table-cell>
          <table:table-cell office:value-type="float" office:value="0.0226385312889138" calcext:value-type="float">
            <text:p>0.0226385312889138</text:p>
          </table:table-cell>
          <table:table-cell office:value-type="float" office:value="18.538706921" calcext:value-type="float">
            <text:p>18.538706921</text:p>
          </table:table-cell>
          <table:table-cell office:value-type="float" office:value="18.5915964085" calcext:value-type="float">
            <text:p>18.5915964085</text:p>
          </table:table-cell>
          <table:table-cell office:value-type="float" office:value="18.604732311" calcext:value-type="float">
            <text:p>18.604732311</text:p>
          </table:table-cell>
          <table:table-cell office:value-type="float" office:value="18.6209649325" calcext:value-type="float">
            <text:p>18.6209649325</text:p>
          </table:table-cell>
          <table:table-cell office:value-type="float" office:value="18.659347602" calcext:value-type="float">
            <text:p>18.659347602</text:p>
          </table:table-cell>
          <table:table-cell office:value-type="float" office:value="106.725164710931" calcext:value-type="float">
            <text:p>106.7251647109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95" calcext:value-type="float">
            <text:p>195</text:p>
          </table:table-cell>
          <table:table-cell office:value-type="float" office:value="18.8765648313949" calcext:value-type="float">
            <text:p>18.8765648313949</text:p>
          </table:table-cell>
          <table:table-cell office:value-type="float" office:value="0.0169232151465086" calcext:value-type="float">
            <text:p>0.0169232151465086</text:p>
          </table:table-cell>
          <table:table-cell office:value-type="float" office:value="18.841282287" calcext:value-type="float">
            <text:p>18.841282287</text:p>
          </table:table-cell>
          <table:table-cell office:value-type="float" office:value="18.8645815025" calcext:value-type="float">
            <text:p>18.8645815025</text:p>
          </table:table-cell>
          <table:table-cell office:value-type="float" office:value="18.874896293" calcext:value-type="float">
            <text:p>18.874896293</text:p>
          </table:table-cell>
          <table:table-cell office:value-type="float" office:value="18.8884646355" calcext:value-type="float">
            <text:p>18.8884646355</text:p>
          </table:table-cell>
          <table:table-cell office:value-type="float" office:value="18.921313411" calcext:value-type="float">
            <text:p>18.921313411</text:p>
          </table:table-cell>
          <table:table-cell office:value-type="float" office:value="109.739609237721" calcext:value-type="float">
            <text:p>109.7396092377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.061658079" calcext:value-type="float">
            <text:p>19.061658079</text:p>
          </table:table-cell>
          <table:table-cell/>
          <table:table-cell table:number-columns-repeated="5" office:value-type="float" office:value="19.061658079" calcext:value-type="float">
            <text:p>19.061658079</text:p>
          </table:table-cell>
          <table:table-cell office:value-type="float" office:value="111.796200877778" calcext:value-type="float">
            <text:p>111.796200877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17:34:19.409151460</meta:creation-date>
    <meta:generator>LibreOffice/7.3.7.2$Linux_X86_64 LibreOffice_project/30$Build-2</meta:generator>
    <dc:date>2023-06-30T16:13:19.497369956</dc:date>
    <meta:editing-duration>PT13M33S</meta:editing-duration>
    <meta:editing-cycles>4</meta:editing-cycles>
    <meta:document-statistic meta:table-count="1" meta:cell-count="105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5cm" svg:height="19.391cm" xlink:href=".." xlink:type="simple" chart:class="chart:scatter" chart:style-name="ch1">
        <chart:title svg:x="6.786cm" svg:y="0.036cm" chart:style-name="ch2">
          <text:p>solve_pnp</text:p>
        </chart:title>
        <chart:legend chart:legend-position="end" svg:x="14.328cm" svg:y="9.098cm" style:legend-expansion="custom" svg:width="1.162cm" svg:height="1.195cm" style:legend-expansion-aspect-ratio="0.972384937238494" chart:style-name="ch3"/>
        <chart:plot-area chart:style-name="ch4" table:cell-range-address="Sheet1.B2:Sheet1.B32 Sheet1.B70:Sheet1.B100 Sheet1.D70:Sheet1.D100" chart:data-source-has-labels="row" svg:x="0.29cm" svg:y="0.651cm" svg:width="14.289cm" svg:height="18.069cm">
          <chart:coordinate-region svg:x="0.436cm" svg:y="0.85cm" svg:width="14.049cm" svg:height="17.223cm"/>
          <chart:axis chart:dimension="x" chart:name="primary-x" chart:style-name="ch5">
            <chart:title svg:x="7.244cm" svg:y="18.831cm" chart:style-name="ch6">
              <text:p>m</text:p>
            </chart:title>
          </chart:axis>
          <chart:axis chart:dimension="y" chart:name="primary-y" chart:style-name="ch7">
            <chart:title svg:x="0cm" svg:y="9.875cm" chart:style-name="ch8">
              <text:p>m</text:p>
            </chart:title>
            <chart:grid chart:style-name="ch9" chart:class="major"/>
          </chart:axis>
          <chart:series chart:style-name="ch10" chart:values-cell-range-address="Sheet1.B70:Sheet1.B100" loext:label-string="real" chart:class="chart:scatter">
            <chart:domain table:cell-range-address="Sheet1.B2:Sheet1.B32"/>
            <chart:data-point chart:repeated="31"/>
          </chart:series>
          <chart:series chart:style-name="ch11" chart:values-cell-range-address="Sheet1.D70:Sheet1.D100" loext:label-string="meas" chart:class="chart:scatter">
            <chart:domain table:cell-range-address="Sheet1.D2:Sheet1.D32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al</text:p>
              </table:table-cell>
              <table:table-cell office:value-type="string">
                <text:p>Column D</text:p>
              </table:table-cell>
              <table:table-cell office:value-type="string">
                <text:p>me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32</svg:desc>
                </draw:g>
              </table:table-cell>
              <table:table-cell office:value-type="float" office:value="3">
                <text:p>3</text:p>
                <draw:g>
                  <svg:desc>Sheet1.B70:Sheet1.B100</svg:desc>
                </draw:g>
              </table:table-cell>
              <table:table-cell office:value-type="float" office:value="0.216146069632124">
                <text:p>0.216146069632124</text:p>
                <draw:g>
                  <svg:desc>Sheet1.D2:Sheet1.D32</svg:desc>
                </draw:g>
              </table:table-cell>
              <table:table-cell office:value-type="float" office:value="6.22807772385492">
                <text:p>6.22807772385492</text:p>
                <draw:g>
                  <svg:desc>Sheet1.D70:Sheet1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.237213261952381">
                <text:p>0.237213261952381</text:p>
              </table:table-cell>
              <table:table-cell office:value-type="float" office:value="7.27854841272381">
                <text:p>7.27854841272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.26199225111602">
                <text:p>2.26199225111602</text:p>
              </table:table-cell>
              <table:table-cell office:value-type="float" office:value="8.0974690038895">
                <text:p>8.0974690038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1.89709265344444">
                <text:p>-1.89709265344444</text:p>
              </table:table-cell>
              <table:table-cell office:value-type="float" office:value="8.36508692097009">
                <text:p>8.36508692097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0.264749509408163">
                <text:p>0.264749509408163</text:p>
              </table:table-cell>
              <table:table-cell office:value-type="float" office:value="8.35312377333673">
                <text:p>8.353123773336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0.260146411147982">
                <text:p>0.260146411147982</text:p>
              </table:table-cell>
              <table:table-cell office:value-type="float" office:value="9.40194321343946">
                <text:p>9.40194321343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.33873620035514">
                <text:p>2.33873620035514</text:p>
              </table:table-cell>
              <table:table-cell office:value-type="float" office:value="10.2328017298738">
                <text:p>10.2328017298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-1.86385727359223">
                <text:p>-1.86385727359223</text:p>
              </table:table-cell>
              <table:table-cell office:value-type="float" office:value="10.4244775782961">
                <text:p>10.42447757829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0.281689852236842">
                <text:p>0.281689852236842</text:p>
              </table:table-cell>
              <table:table-cell office:value-type="float" office:value="10.4661307795226">
                <text:p>10.4661307795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29955328239801">
                <text:p>0.29955328239801</text:p>
              </table:table-cell>
              <table:table-cell office:value-type="float" office:value="11.5121851315025">
                <text:p>11.5121851315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.39344530806911">
                <text:p>2.39344530806911</text:p>
              </table:table-cell>
              <table:table-cell office:value-type="float" office:value="12.411933035935">
                <text:p>12.4119330359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304596143690355">
                <text:p>0.304596143690355</text:p>
              </table:table-cell>
              <table:table-cell office:value-type="float" office:value="12.5294064616701">
                <text:p>12.52940646167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-1.85037630575622">
                <text:p>-1.85037630575622</text:p>
              </table:table-cell>
              <table:table-cell office:value-type="float" office:value="12.6117841777761">
                <text:p>12.6117841777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.323798452725389">
                <text:p>0.323798452725389</text:p>
              </table:table-cell>
              <table:table-cell office:value-type="float" office:value="13.5529919158135">
                <text:p>13.5529919158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4.45170512139796">
                <text:p>4.45170512139796</text:p>
              </table:table-cell>
              <table:table-cell office:value-type="float" office:value="14.3585966450255">
                <text:p>14.3585966450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.42104908999074">
                <text:p>2.42104908999074</text:p>
              </table:table-cell>
              <table:table-cell office:value-type="float" office:value="14.5560831086713">
                <text:p>14.5560831086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-3.89682767129302">
                <text:p>-3.89682767129302</text:p>
              </table:table-cell>
              <table:table-cell office:value-type="float" office:value="14.6066017758465">
                <text:p>14.6066017758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-1.82237229792893">
                <text:p>-1.82237229792893</text:p>
              </table:table-cell>
              <table:table-cell office:value-type="float" office:value="14.5788037353147">
                <text:p>14.57880373531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0.338486458982301">
                <text:p>0.338486458982301</text:p>
              </table:table-cell>
              <table:table-cell office:value-type="float" office:value="14.6188484972345">
                <text:p>14.61884849723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0.346123219512563">
                <text:p>0.346123219512563</text:p>
              </table:table-cell>
              <table:table-cell office:value-type="float" office:value="15.6507144182462">
                <text:p>15.6507144182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.44448335575115">
                <text:p>4.44448335575115</text:p>
              </table:table-cell>
              <table:table-cell office:value-type="float" office:value="16.3653767512074">
                <text:p>16.3653767512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-3.78992849751643">
                <text:p>-3.78992849751643</text:p>
              </table:table-cell>
              <table:table-cell office:value-type="float" office:value="16.5908575602019">
                <text:p>16.5908575602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362556874408">
                <text:p>0.362556874408</text:p>
              </table:table-cell>
              <table:table-cell office:value-type="float" office:value="16.610525547756">
                <text:p>16.6105255477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  <table:table-cell office:value-type="float" office:value="2.42727087466667">
                <text:p>2.42727087466667</text:p>
              </table:table-cell>
              <table:table-cell office:value-type="float" office:value="16.6097950978256">
                <text:p>16.60979509782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-1.75063685603097">
                <text:p>-1.75063685603097</text:p>
              </table:table-cell>
              <table:table-cell office:value-type="float" office:value="16.7175405724823">
                <text:p>16.71754057248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0.379947316625">
                <text:p>0.379947316625</text:p>
              </table:table-cell>
              <table:table-cell office:value-type="float" office:value="17.7772806122981">
                <text:p>17.7772806122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4.49860551514218">
                <text:p>4.49860551514218</text:p>
              </table:table-cell>
              <table:table-cell office:value-type="float" office:value="18.5335168596019">
                <text:p>18.53351685960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.48612792666667">
                <text:p>2.48612792666667</text:p>
              </table:table-cell>
              <table:table-cell office:value-type="float" office:value="18.5949921856667">
                <text:p>18.594992185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-3.67760320763563">
                <text:p>-3.67760320763563</text:p>
              </table:table-cell>
              <table:table-cell office:value-type="float" office:value="18.6052648239838">
                <text:p>18.60526482398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  <table:table-cell office:value-type="float" office:value="0.418207793815385">
                <text:p>0.418207793815385</text:p>
              </table:table-cell>
              <table:table-cell office:value-type="float" office:value="18.8765648313949">
                <text:p>18.87656483139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  <table:table-cell office:value-type="float" office:value="-1.733262926">
                <text:p>-1.733262926</text:p>
              </table:table-cell>
              <table:table-cell office:value-type="float" office:value="19.061658079">
                <text:p>19.0616580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355cm" svg:y="0.316cm" chart:style-name="ch2">
          <text:p>x std solve_pnp</text:p>
        </chart:title>
        <chart:plot-area chart:style-name="ch3" table:cell-range-address="Sheet1.B70:Sheet1.B100 Sheet1.E2:Sheet1.E32" svg:x="1.33cm" svg:y="1.275cm" svg:width="14.349cm" svg:height="6.57cm">
          <chart:coordinate-region svg:x="2.428cm" svg:y="1.474cm" svg:width="13.064cm" svg:height="5.724cm"/>
          <chart:axis chart:dimension="x" chart:name="primary-x" chart:style-name="ch4">
            <chart:title svg:x="7.587cm" svg:y="8.025cm" chart:style-name="ch5">
              <text:p>distance [m]</text:p>
            </chart:title>
          </chart:axis>
          <chart:axis chart:dimension="y" chart:name="primary-y" chart:style-name="ch6">
            <chart:title svg:x="0.451cm" svg:y="4.829cm" chart:style-name="ch7">
              <text:p>std</text:p>
            </chart:title>
            <chart:grid chart:style-name="ch8" chart:class="major"/>
          </chart:axis>
          <chart:series chart:style-name="ch9" chart:values-cell-range-address="Sheet1.E2:Sheet1.E32" chart:class="chart:scatter">
            <chart:domain table:cell-range-address="Sheet1.B70:Sheet1.B100"/>
            <chart:regression-curve chart:style-name="ch10">
              <chart:equation chart:display-equation="true" chart:display-r-square="true" svg:x="2.83cm" svg:y="1.537cm"/>
            </chart:regression-curve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70:Sheet1.B100</svg:desc>
                </draw:g>
              </table:table-cell>
              <table:table-cell office:value-type="float" office:value="0.0000643643971440191">
                <text:p>0.0000643643971440191</text:p>
                <draw:g>
                  <svg:desc>Sheet1.E2:Sheet1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000114852524216231">
                <text:p>0.000114852524216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0861139222498291">
                <text:p>0.000861139222498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236847154089881">
                <text:p>0.00236847154089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0482429900943965">
                <text:p>0.00004824299009439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00657183627742678">
                <text:p>0.0000657183627742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281223731978085">
                <text:p>0.00281223731978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00708966672133938">
                <text:p>0.000708966672133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00197593159042933">
                <text:p>0.0001975931590429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000126527616559511">
                <text:p>0.000126527616559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0146924486084562">
                <text:p>0.00146924486084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00557568484622238">
                <text:p>0.000557568484622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00925958257477659">
                <text:p>0.000925958257477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0112406282065469">
                <text:p>0.00112406282065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0700233879446327">
                <text:p>0.007002338794463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00330304728954601">
                <text:p>0.003303047289546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00988048606130524">
                <text:p>0.009880486061305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00143310338842217">
                <text:p>0.001433103388422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00111757636910274">
                <text:p>0.0001117576369102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.000163533735258154">
                <text:p>0.0001635337352581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0034264172843635">
                <text:p>0.00342641728436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00385189614694201">
                <text:p>0.003851896146942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00147849891244477">
                <text:p>0.001478498912444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00221119162266082">
                <text:p>0.002211191622660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00172641589309078">
                <text:p>0.001726415893090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0.000364025522879964">
                <text:p>0.000364025522879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0353050207797567">
                <text:p>0.03530502077975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0.00902523922899707">
                <text:p>0.009025239228997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0.00441746943827505">
                <text:p>0.004417469438275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.00081963232809842">
                <text:p>0.000819632328098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355cm" svg:y="0.316cm" chart:style-name="ch2">
          <text:p>z std solve_pnp</text:p>
        </chart:title>
        <chart:plot-area chart:style-name="ch3" table:cell-range-address="Sheet1.B70:Sheet1.B100 Sheet1.E70:Sheet1.E100" svg:x="1.274cm" svg:y="1.275cm" svg:width="14.348cm" svg:height="6.568cm">
          <chart:coordinate-region svg:x="2.186cm" svg:y="1.474cm" svg:width="13.249cm" svg:height="5.722cm"/>
          <chart:axis chart:dimension="x" chart:name="primary-x" chart:style-name="ch4">
            <chart:title svg:x="7.531cm" svg:y="8.023cm" chart:style-name="ch5">
              <text:p>distance [m]</text:p>
            </chart:title>
          </chart:axis>
          <chart:axis chart:dimension="y" chart:name="primary-y" chart:style-name="ch6">
            <chart:title svg:x="0.395cm" svg:y="4.828cm" chart:style-name="ch7">
              <text:p>std</text:p>
            </chart:title>
            <chart:grid chart:style-name="ch8" chart:class="major"/>
          </chart:axis>
          <chart:series chart:style-name="ch9" chart:values-cell-range-address="Sheet1.E70:Sheet1.E100" chart:class="chart:scatter">
            <chart:domain table:cell-range-address="Sheet1.B70:Sheet1.B100"/>
            <chart:regression-curve chart:style-name="ch10">
              <chart:equation chart:display-equation="true" chart:display-r-square="true" svg:x="2.447cm" svg:y="1.886cm"/>
            </chart:regression-curve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70:Sheet1.B100</svg:desc>
                </draw:g>
              </table:table-cell>
              <table:table-cell office:value-type="float" office:value="0.00229611582431898">
                <text:p>0.00229611582431898</text:p>
                <draw:g>
                  <svg:desc>Sheet1.E70:Sheet1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00535246371979417">
                <text:p>0.00535246371979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300050009394538">
                <text:p>0.00300050009394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08122579884023">
                <text:p>0.0108122579884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153738081840144">
                <text:p>0.00153738081840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237294398254328">
                <text:p>0.00237294398254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123175268019898">
                <text:p>0.01231752680198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0397151430253243">
                <text:p>0.003971514302532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101025874505449">
                <text:p>0.01010258745054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00642865806420555">
                <text:p>0.00642865806420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0760199728091407">
                <text:p>0.007601997280914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209511287856027">
                <text:p>0.02095112878560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0611473859572326">
                <text:p>0.006114738595723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293377389129273">
                <text:p>0.0293377389129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224129151235471">
                <text:p>0.0224129151235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0193076954168835">
                <text:p>0.01930769541688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0364143373151996">
                <text:p>0.0364143373151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0113063839732252">
                <text:p>0.0113063839732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0446128826457754">
                <text:p>0.004461288264577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.00761032621138122">
                <text:p>0.00761032621138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0126483798020675">
                <text:p>0.01264837980206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0164108115931016">
                <text:p>0.0164108115931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054422977397116">
                <text:p>0.0544229773971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014245954248265">
                <text:p>0.0142459542482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0169543704609874">
                <text:p>0.0169543704609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0.014545706173408">
                <text:p>0.0145457061734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145038224869754">
                <text:p>0.1450382248697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0.0620481675490743">
                <text:p>0.06204816754907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0.0226385312889138">
                <text:p>0.0226385312889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.0169232151465086">
                <text:p>0.01692321514650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